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4" svg:font-family="'Lucida Sans'" style:font-pitch="variable" style:font-charset="x-symbol"/>
    <style:font-face style:name="OpenSymbol" svg:font-family="OpenSymbol" style:font-pitch="variable" style:font-charset="x-symbol"/>
    <style:font-face style:name="OpenSymbol3" svg:font-family="OpenSymbol" style:font-adornments="Regular" style:font-pitch="variable" style:font-charset="x-symbol"/>
    <style:font-face style:name="SimSun2" svg:font-family="SimSun" style:font-pitch="variable" style:font-charset="x-symbol"/>
    <style:font-face style:name="Lucida Sans3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1" svg:font-family="Tahoma" style:font-pitch="variable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2" svg:font-family="'Lucida Sans'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3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2" style:family="table">
      <style:table-properties style:width="9.151cm" table:align="margins"/>
    </style:style>
    <style:style style:name="Tableau22.A" style:family="table-column">
      <style:table-column-properties style:column-width="5.466cm" style:rel-column-width="39142*"/>
    </style:style>
    <style:style style:name="Tableau22.B" style:family="table-column">
      <style:table-column-properties style:column-width="1.228cm" style:rel-column-width="8797*"/>
    </style:style>
    <style:style style:name="Tableau22.D" style:family="table-column">
      <style:table-column-properties style:column-width="1.229cm" style:rel-column-width="8799*"/>
    </style:style>
    <style:style style:name="Tableau22.A1" style:family="table-cell">
      <style:table-cell-properties fo:background-color="#7ed2ed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22.B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2.C1" style:family="table-cell" style:data-style-name="N0">
      <style:table-cell-properties fo:padding="0.097cm" fo:border-left="0.5pt solid #000000" fo:border-right="none" fo:border-top="0.5pt solid #000000" fo:border-bottom="0.5pt solid #000000"/>
    </style:style>
    <style:style style:name="Tableau22.D1" style:family="table-cell" style:data-style-name="N0">
      <style:table-cell-properties fo:padding="0.097cm" fo:border="0.5pt solid #000000"/>
    </style:style>
    <style:style style:name="Tableau22.A2" style:family="table-cell">
      <style:table-cell-properties fo:background-color="#7ed2ed" fo:padding="0.097cm" fo:border-left="0.5pt solid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fo:padding="0.097cm" fo:border-left="0.5pt solid #000000" fo:border-right="none" fo:border-top="none" fo:border-bottom="0.5pt solid #000000"/>
    </style:style>
    <style:style style:name="Tableau22.C2" style:family="table-cell">
      <style:table-cell-properties fo:padding="0.097cm" fo:border-left="0.5pt solid #000000" fo:border-right="none" fo:border-top="none" fo:border-bottom="0.5pt solid #000000"/>
    </style:style>
    <style:style style:name="Tableau2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7.604cm" table:align="left"/>
    </style:style>
    <style:style style:name="Tableau1.A" style:family="table-column">
      <style:table-column-properties style:column-width="3.297cm"/>
    </style:style>
    <style:style style:name="Tableau1.B" style:family="table-column">
      <style:table-column-properties style:column-width="1.102cm"/>
    </style:style>
    <style:style style:name="Tableau1.C" style:family="table-column">
      <style:table-column-properties style:column-width="1.498cm"/>
    </style:style>
    <style:style style:name="Tableau1.D" style:family="table-column">
      <style:table-column-properties style:column-width="1.707cm"/>
    </style:style>
    <style:style style:name="Tableau1.A1" style:family="table-cell">
      <style:table-cell-properties fo:background-color="#c3efa7" fo:padding="0.011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 style:data-style-name="N0">
      <style:table-cell-properties fo:background-color="transparent" fo:padding="0.011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#ffffff" fo:padding="0.011cm" fo:border="0.5pt solid #000000">
        <style:background-image/>
      </style:table-cell-properties>
    </style:style>
    <style:style style:name="Tableau1.A2" style:family="table-cell">
      <style:table-cell-properties fo:background-color="#c3efa7" fo:padding="0.011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 style:data-style-name="N0">
      <style:table-cell-properties fo:background-color="#ffffff" fo:padding="0.011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ffffff" fo:padding="0.011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 style:data-style-name="N0">
      <style:table-cell-properties fo:background-color="transparent" fo:padding="0.011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7.604cm" table:align="left"/>
    </style:style>
    <style:style style:name="Tableau3.A" style:family="table-column">
      <style:table-column-properties style:column-width="3.297cm"/>
    </style:style>
    <style:style style:name="Tableau3.B" style:family="table-column">
      <style:table-column-properties style:column-width="1.102cm"/>
    </style:style>
    <style:style style:name="Tableau3.C" style:family="table-column">
      <style:table-column-properties style:column-width="1.498cm"/>
    </style:style>
    <style:style style:name="Tableau3.D" style:family="table-column">
      <style:table-column-properties style:column-width="1.707cm"/>
    </style:style>
    <style:style style:name="Tableau3.A1" style:family="table-cell">
      <style:table-cell-properties fo:background-color="#c3efa7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 style:data-style-name="N0">
      <style:table-cell-properties fo:background-color="transparent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fo:background-color="#ffffff" fo:padding="0cm" fo:border="0.5pt solid #000000">
        <style:background-image/>
      </style:table-cell-properties>
    </style:style>
    <style:style style:name="Tableau3.A2" style:family="table-cell">
      <style:table-cell-properties fo:background-color="#c3efa7" fo:padding="0cm" fo:border-left="0.5pt solid #000000" fo:border-right="none" fo:border-top="none" fo:border-bottom="0.5pt solid #000000">
        <style:background-image/>
      </style:table-cell-properties>
    </style:style>
    <style:style style:name="Tableau3.B2" style:family="table-cell" style:data-style-name="N0">
      <style:table-cell-properties fo:background-color="#ffffff" fo:padding="0cm" fo:border-left="0.5pt solid #000000" fo:border-right="none" fo:border-top="none" fo:border-bottom="0.5pt solid #000000">
        <style:background-image/>
      </style:table-cell-properties>
    </style:style>
    <style:style style:name="Tableau3.C2" style:family="table-cell">
      <style:table-cell-properties fo:background-color="#ffffff" fo:padding="0cm" fo:border-left="0.5pt solid #000000" fo:border-right="none" fo:border-top="none" fo:border-bottom="0.5pt solid #000000">
        <style:background-image/>
      </style:table-cell-properties>
    </style:style>
    <style:style style:name="Tableau3.D2" style:family="table-cell" style:data-style-name="N0">
      <style:table-cell-properties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11" style:family="table">
      <style:table-properties style:width="9.049cm" table:align="right"/>
    </style:style>
    <style:style style:name="Tableau11.A" style:family="table-column">
      <style:table-column-properties style:column-width="2.201cm"/>
    </style:style>
    <style:style style:name="Tableau11.B" style:family="table-column">
      <style:table-column-properties style:column-width="1.711cm"/>
    </style:style>
    <style:style style:name="Tableau11.C" style:family="table-column">
      <style:table-column-properties style:column-width="1.713cm"/>
    </style:style>
    <style:style style:name="Tableau11.1" style:family="table-row">
      <style:table-row-properties style:row-height="0.7cm"/>
    </style:style>
    <style:style style:name="Tableau11.A1" style:family="table-cell">
      <style:table-cell-properties style:vertical-align="middle" fo:padding="0cm" fo:border="none"/>
    </style:style>
    <style:style style:name="Tableau11.B1" style:family="table-cell" style:data-style-name="N0">
      <style:table-cell-properties style:vertical-align="middle" fo:background-color="#d0d3ea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1.D1" style:family="table-cell">
      <style:table-cell-properties style:vertical-align="middle" fo:background-color="#d0d3ea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1.E1" style:family="table-cell" style:data-style-name="N0">
      <style:table-cell-properties style:vertical-align="middle" fo:background-color="#d0d3ea" fo:padding="0.101cm" fo:border="0.5pt solid #000000">
        <style:background-image/>
      </style:table-cell-properties>
    </style:style>
    <style:style style:name="Tableau11.B2" style:family="table-cell">
      <style:table-cell-properties style:vertical-align="middle" fo:background-color="#ffff8b" fo:padding="0.101cm" fo:border-left="0.5pt solid #000000" fo:border-right="none" fo:border-top="none" fo:border-bottom="0.5pt solid #000000">
        <style:background-image/>
      </style:table-cell-properties>
    </style:style>
    <style:style style:name="Tableau11.C2" style:family="table-cell">
      <style:table-cell-properties style:vertical-align="middle" fo:background-color="#ffff8b" fo:padding="0.101cm" fo:border-left="0.5pt solid #000000" fo:border-right="none" fo:border-top="none" fo:border-bottom="0.5pt solid #000000">
        <style:background-image/>
      </style:table-cell-properties>
    </style:style>
    <style:style style:name="Tableau11.D2" style:family="table-cell">
      <style:table-cell-properties style:vertical-align="middle" fo:background-color="#ffff8b" fo:padding="0.101cm" fo:border-left="0.5pt solid #000000" fo:border-right="none" fo:border-top="none" fo:border-bottom="0.5pt solid #000000">
        <style:background-image/>
      </style:table-cell-properties>
    </style:style>
    <style:style style:name="Tableau11.E2" style:family="table-cell">
      <style:table-cell-properties style:vertical-align="middle" fo:background-color="#ffff8b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7.303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.012cm"/>
    </style:style>
    <style:style style:name="Table1.C" style:family="table-column">
      <style:table-column-properties style:column-width="1.498cm"/>
    </style:style>
    <style:style style:name="Table1.D" style:family="table-column">
      <style:table-column-properties style:column-width="1.3cm"/>
    </style:style>
    <style:style style:name="Table1.A1" style:family="table-cell">
      <style:table-cell-properties fo:background-color="#7ed2ed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background-color="#7ed2ed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7" style:family="table">
      <style:table-properties style:width="5.398cm" table:align="left"/>
    </style:style>
    <style:style style:name="Tableau37.A" style:family="table-column">
      <style:table-column-properties style:column-width="2.805cm"/>
    </style:style>
    <style:style style:name="Tableau37.B" style:family="table-column">
      <style:table-column-properties style:column-width="1.058cm"/>
    </style:style>
    <style:style style:name="Tableau37.C" style:family="table-column">
      <style:table-column-properties style:column-width="1.535cm"/>
    </style:style>
    <style:style style:name="Tableau37.1" style:family="table-row">
      <style:table-row-properties style:min-row-height="0.953cm"/>
    </style:style>
    <style:style style:name="Tableau37.A1" style:family="table-cell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7.B1" style:family="table-cell" style:data-style-name="N0">
      <style:table-cell-properties fo:background-color="#fffff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7.C1" style:family="table-cell" style:data-style-name="N0">
      <style:table-cell-properties fo:background-color="#ffffff" fo:padding="0.097cm" fo:border="0.5pt solid #000000">
        <style:background-image/>
      </style:table-cell-properties>
    </style:style>
    <style:style style:name="Tableau37.A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au37.B2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au37.C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7.A3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au37.B3" style:family="table-cell" style:data-style-name="N0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au37.C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8.906cm" table:align="left"/>
    </style:style>
    <style:style style:name="Tabla3.A" style:family="table-column">
      <style:table-column-properties style:column-width="3.403cm"/>
    </style:style>
    <style:style style:name="Tabla3.B" style:family="table-column">
      <style:table-column-properties style:column-width="1.3cm"/>
    </style:style>
    <style:style style:name="Tabla3.C" style:family="table-column">
      <style:table-column-properties style:column-width="1.39cm"/>
    </style:style>
    <style:style style:name="Tabla3.D" style:family="table-column">
      <style:table-column-properties style:column-width="1.406cm"/>
    </style:style>
    <style:style style:name="Tabla3.E" style:family="table-column">
      <style:table-column-properties style:column-width="1.408cm"/>
    </style:style>
    <style:style style:name="Tabla3.A1" style:family="table-cell">
      <style:table-cell-properties fo:background-color="#ffe399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 style:data-style-name="N0">
      <style:table-cell-properties style:vertical-align="middle" fo:padding="0.101cm" fo:border-left="0.5pt solid #000000" fo:border-right="none" fo:border-top="0.5pt solid #000000" fo:border-bottom="0.5pt solid #000000"/>
    </style:style>
    <style:style style:name="Tabla3.E1" style:family="table-cell" style:data-style-name="N0">
      <style:table-cell-properties style:vertical-align="middle" fo:padding="0.101cm" fo:border="0.5pt solid #000000"/>
    </style:style>
    <style:style style:name="Tabla3.A2" style:family="table-cell">
      <style:table-cell-properties fo:background-color="#ffe399" fo:padding="0.101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 style:data-style-name="N0">
      <style:table-cell-properties style:vertical-align="middle" fo:padding="0.101cm" fo:border-left="0.5pt solid #000000" fo:border-right="none" fo:border-top="none" fo:border-bottom="0.5pt solid #000000"/>
    </style:style>
    <style:style style:name="Tabla3.E2" style:family="table-cell" style:data-style-name="N0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2" style:family="table">
      <style:table-properties style:width="7.604cm" table:align="left"/>
    </style:style>
    <style:style style:name="Tableau2.A" style:family="table-column">
      <style:table-column-properties style:column-width="5.392cm"/>
    </style:style>
    <style:style style:name="Tableau2.B" style:family="table-column">
      <style:table-column-properties style:column-width="1.109cm"/>
    </style:style>
    <style:style style:name="Tableau2.C" style:family="table-column">
      <style:table-column-properties style:column-width="1.102cm"/>
    </style:style>
    <style:style style:name="Tableau2.A1" style:family="table-cell">
      <style:table-cell-properties style:vertical-align="middle" fo:background-color="#c3efa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background-color="#c3efa7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ableau_5f_Centré_5f_Gras">
      <style:text-properties fo:font-weight="normal" style:font-weight-asian="normal" style:font-weight-complex="normal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">
      <style:text-properties officeooo:paragraph-rsid="01593a5c"/>
    </style:style>
    <style:style style:name="P109" style:family="paragraph" style:parent-style-name="_5f_Paragraphe">
      <style:text-properties officeooo:paragraph-rsid="015b212b"/>
    </style:style>
    <style:style style:name="P110" style:family="paragraph" style:parent-style-name="_5f_Paragraphe">
      <style:paragraph-properties fo:margin-top="0.101cm" fo:margin-bottom="0cm" style:contextual-spacing="false"/>
    </style:style>
    <style:style style:name="P111" style:family="paragraph" style:parent-style-name="_5f_Paragraphe_5f_Correction">
      <style:text-properties officeooo:paragraph-rsid="01593a5c"/>
    </style:style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aragraphe_5f_avec_5f_Num_5f_Question" style:list-style-name="_5f_Numérotation_20_des_20_exercices"/>
    <style:style style:name="P114" style:family="paragraph" style:parent-style-name="_5f_Paragraphe_5f_avec_5f_Num_5f_Question" style:list-style-name="_5f_Numérotation_20_des_20_exercices">
      <style:paragraph-properties fo:margin-top="0.199cm" fo:margin-bottom="0cm" style:contextual-spacing="false"/>
    </style:style>
    <style:style style:name="P115" style:family="paragraph" style:parent-style-name="_5f_Paragraphe_5f_avec_5f_Num_5f_Question" style:list-style-name="_5f_Numérotation_20_des_20_exercices" style:master-page-name="">
      <style:paragraph-properties fo:margin-top="0cm" fo:margin-bottom="0cm" style:contextual-spacing="false" style:page-number="auto"/>
    </style:style>
    <style:style style:name="P116" style:family="paragraph" style:parent-style-name="_5f_Premier_5f_Titre_5f_Exercices_5f_avec_5f_Num_20_Exo_5f_Avec_5f_Titre" style:list-style-name="_5f_Numérotation_20_des_20_exercices"/>
    <style:style style:name="P117" style:family="paragraph" style:parent-style-name="_5f_Premier_5f_Titre_5f_Exercices_5f_avec_5f_Num_5f_Exo_5f_sans_5f_Titre" style:list-style-name="_5f_Numérotation_20_des_20_exercices" style:master-page-name="_32__5f_1_5f_SERIE_5f_D_5f_GAUCHE_5f_ET_5f_DROITE_5f_2COL">
      <style:paragraph-properties style:page-number="auto"/>
    </style:style>
    <style:style style:name="P118" style:family="paragraph" style:parent-style-name="_5f_Titre_5f_Exercices_5f_avec_5f_Titre" style:list-style-name="_5f_Numérotation_20_des_20_exercices"/>
    <style:style style:name="P119" style:family="paragraph" style:parent-style-name="_5f_Titre_5f_Exercices_5f_sans_5f_Titre" style:list-style-name="_5f_Numérotation_20_des_20_exercices"/>
    <style:style style:name="P120" style:family="paragraph">
      <style:paragraph-properties fo:text-align="cente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7e12c"/>
    </style:style>
    <style:style style:name="P1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28" style:family="paragraph">
      <loext:graphic-properties draw:fill="solid" draw:fill-color="#7fb241"/>
    </style:style>
    <style:style style:name="P129" style:family="paragraph">
      <loext:graphic-properties draw:fill="solid" draw:fill-color="#1ca2b8"/>
    </style:style>
    <style:style style:name="P130" style:family="paragraph">
      <loext:graphic-properties draw:fill="solid" draw:fill-color="#9d0f89"/>
    </style:style>
    <style:style style:name="P13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62e4e"/>
    </style:style>
    <style:style style:name="P133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3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5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fo:background-color="#ffff00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6" style:family="paragraph">
      <loext:graphic-properties draw:fill="solid" draw:fill-color="#ffffff"/>
      <style:paragraph-properties fo:text-align="center" style:writing-mode="lr-tb"/>
      <style:text-properties style:use-window-font-color="true" loext:opacity="0%" style:font-name="Bitstream Vera Sans2" fo:font-size="10pt" fo:font-weight="normal" fo:background-color="#ffff00" style:font-size-asian="10pt" style:font-weight-asian="normal" style:font-size-complex="10pt" style:font-weight-complex="normal"/>
    </style:style>
    <style:style style:name="P137" style:family="paragraph">
      <style:paragraph-properties fo:margin-left="0cm" fo:margin-right="0cm" fo:margin-top="0cm" fo:margin-bottom="0cm" fo:line-height="100%" fo:text-indent="0cm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/>
    </style:style>
    <style:style style:name="P1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2" style:family="paragraph">
      <style:paragraph-properties fo:margin-left="0cm" fo:margin-right="0cm" fo:margin-top="0cm" fo:margin-bottom="0cm" fo:line-height="100%" fo:text-align="center" fo:text-indent="0cm"/>
    </style:style>
    <style:style style:name="P1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14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5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146" style:family="paragraph">
      <loext:graphic-properties draw:fill-color="#ffff00"/>
      <style:paragraph-properties fo:text-align="center"/>
    </style:style>
    <style:style style:name="P147" style:family="paragraph">
      <loext:graphic-properties draw:fill-color="#ffffff"/>
      <style:paragraph-properties fo:text-align="center" style:writing-mode="lr-tb"/>
      <style:text-properties style:use-window-font-color="true" loext:opacity="0%" style:font-name="Bitstream Vera Sans2" fo:font-size="10pt" fo:font-weight="normal" fo:background-color="#ffff00" style:font-size-asian="10pt" style:font-weight-asian="normal" style:font-size-complex="10pt" style:font-weight-complex="normal"/>
    </style:style>
    <style:style style:name="P148" style:family="paragraph">
      <style:paragraph-properties fo:text-align="center"/>
      <style:text-properties fo:font-size="12pt"/>
    </style:style>
    <style:style style:name="P149" style:family="paragraph">
      <style:paragraph-properties fo:margin-left="0cm" fo:margin-right="0cm" fo:margin-top="0cm" fo:margin-bottom="0cm" fo:line-height="100%" fo:text-align="justify" fo:text-indent="0cm" style:text-autospace="none"/>
    </style:style>
    <style:style style:name="P15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3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4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5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Lucida Sans Unicode1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158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P15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 Mono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Lucida Sans Unicode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style:text-position="0% 100%" fo:font-style="normal" fo:font-weight="normal" officeooo:rsid="002bc847" fo:background-color="#ffff00" loext:char-shading-value="0" style:font-name-asian="Times New Roman1" style:font-style-asian="normal" style:font-weight-asian="normal" style:font-name-complex="Times New Roman1" style:font-style-complex="normal" style:font-weight-complex="normal"/>
    </style:style>
    <style:style style:name="T151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2" style:family="text">
      <style:text-properties officeooo:rsid="0160d7ef"/>
    </style:style>
    <style:style style:name="T153" style:family="text">
      <style:text-properties officeooo:rsid="0072f07f"/>
    </style:style>
    <style:style style:name="T154" style:family="text">
      <style:text-properties officeooo:rsid="0268e0aa"/>
    </style:style>
    <style:style style:name="T155" style:family="text">
      <style:text-properties officeooo:rsid="026ec296"/>
    </style:style>
    <style:style style:name="T156" style:family="text">
      <style:text-properties officeooo:rsid="0272f9e5"/>
    </style:style>
    <style:style style:name="T157" style:family="text">
      <style:text-properties officeooo:rsid="02757f12"/>
    </style:style>
    <style:style style:name="T158" style:family="text">
      <style:text-properties officeooo:rsid="02735980"/>
    </style:style>
    <style:style style:name="T159" style:family="text">
      <style:text-properties officeooo:rsid="01b6dc57"/>
    </style:style>
    <style:style style:name="T160" style:family="text">
      <style:text-properties officeooo:rsid="00b5d2d1"/>
    </style:style>
    <style:style style:name="T161" style:family="text">
      <style:text-properties officeooo:rsid="015f088a"/>
    </style:style>
    <style:style style:name="T162" style:family="text">
      <style:text-properties officeooo:rsid="01f8729d"/>
    </style:style>
    <style:style style:name="T163" style:family="text">
      <style:text-properties officeooo:rsid="010c4d3a"/>
    </style:style>
    <style:style style:name="T164" style:family="text">
      <style:text-properties fo:font-size="16pt" style:font-size-asian="16pt" style:font-size-complex="16pt"/>
    </style:style>
    <style:style style:name="T165" style:family="text">
      <style:text-properties officeooo:rsid="00b6801f"/>
    </style:style>
    <style:style style:name="T166" style:family="text">
      <style:text-properties officeooo:rsid="014407b5"/>
    </style:style>
    <style:style style:name="T167" style:family="text">
      <style:text-properties officeooo:rsid="008d016c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1fe03f2"/>
    </style:style>
    <style:style style:name="T177" style:family="text">
      <style:text-properties officeooo:rsid="0096b4e2"/>
    </style:style>
    <style:style style:name="T178" style:family="text">
      <style:text-properties officeooo:rsid="0032e83a"/>
    </style:style>
    <style:style style:name="T179" style:family="text">
      <style:text-properties officeooo:rsid="002b33ed"/>
    </style:style>
    <style:style style:name="T180" style:family="text">
      <style:text-properties officeooo:rsid="00a59037"/>
    </style:style>
    <style:style style:name="T181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182" style:family="text">
      <style:text-properties style:use-window-font-color="true" loext:opacity="0%" style:font-name="Bitstream Vera Sans" fo:font-size="10pt" fo:font-style="normal" fo:font-weight="normal" officeooo:rsid="01593a5c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fo:font-weight="normal" fo:background-color="#ffff00" loext:char-shading-value="0" style:font-weight-asian="normal" style:font-weight-complex="normal"/>
    </style:style>
    <style:style style:name="T185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6" style:family="text">
      <style:text-properties fo:color="#000000" loext:opacity="100%" style:font-name="Bitstream Vera Sans" fo:font-size="10pt" fo:language="fr" fo:country="FR" fo:font-weight="normal" officeooo:rsid="01481cdb" style:letter-kerning="true" fo:background-color="#ffff00" loext:char-shading-value="0" style:font-name-asian="Bitstream Vera Sans6" style:font-size-asian="10pt" style:language-asian="zh" style:country-asian="CN" style:font-weight-asian="normal" style:font-name-complex="Bitstream Vera Sans6" style:language-complex="hi" style:country-complex="IN" style:font-weight-complex="normal"/>
    </style:style>
    <style:style style:name="T187" style:family="text">
      <style:text-properties fo:color="#000000" loext:opacity="100%" style:font-name="Bitstream Vera Sans" fo:font-size="10pt" fo:language="fr" fo:country="FR" officeooo:rsid="015572e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8" style:family="text">
      <style:text-properties fo:color="#000000" loext:opacity="100%" style:font-name="Bitstream Vera Sans" fo:font-size="10pt" fo:language="fr" fo:country="FR" officeooo:rsid="01593a5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9" style:family="text">
      <style:text-properties fo:color="#000000" loext:opacity="100%" style:font-name="Bitstream Vera Sans" fo:font-size="10pt" fo:language="fr" fo:country="FR" officeooo:rsid="015b212b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0" style:family="text">
      <style:text-properties fo:color="#000000" loext:opacity="100%" style:font-name="Bitstream Vera Sans" fo:font-size="10pt" fo:language="fr" fo:country="FR" officeooo:rsid="015df9a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officeooo:rsid="01593a5c"/>
    </style:style>
    <style:style style:name="T192" style:family="text">
      <style:text-properties officeooo:rsid="015b212b"/>
    </style:style>
    <style:style style:name="T193" style:family="text">
      <style:text-properties officeooo:rsid="015df9a6"/>
    </style:style>
    <style:style style:name="T194" style:family="text"/>
    <style:style style:name="T19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6" style:family="text">
      <style:text-properties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fo:background-color="#ffff00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97" style:family="text">
      <style:text-properties style:use-window-font-color="true" loext:opacity="0%" style:font-name="Bitstream Vera Sans2" fo:font-size="10pt" fo:font-weight="normal" fo:background-color="#ffff00" style:font-size-asian="10pt" style:font-weight-asian="normal" style:font-size-complex="10pt" style:font-weight-complex="normal"/>
    </style:style>
    <style:style style:name="T198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style:use-window-font-color="true" loext:opacity="0%" style:text-outline="false" style:text-line-through-style="none" style:text-line-through-type="none" style:font-name="Bitstream Vera Sans2" fo:font-size="10pt" fo:language="fr" fo:country="FR" fo:font-style="normal" fo:text-shadow="none" style:text-underline-style="none" fo:font-weight="normal" style:letter-kerning="true" fo:background-color="#ffff00" style:font-name-asian="OpenSymbol3" style:font-size-asian="10pt" style:language-asian="fr" style:country-asian="FR" style:font-style-asian="normal" style:font-weight-asian="normal" style:font-name-complex="OpenSymbol3" style:font-size-complex="10pt" style:font-style-complex="normal" style:font-weight-complex="normal" style:text-emphasize="none" style:font-relief="none"/>
    </style:style>
    <style:style style:name="T200" style:family="text">
      <style:text-properties style:use-window-font-color="true" loext:opacity="0%" style:text-outline="false" style:text-line-through-style="none" style:text-line-through-type="none" style:font-name="Bitstream Vera Sans2" fo:font-size="10pt" fo:language="fr" fo:country="FR" fo:font-style="normal" fo:text-shadow="none" style:text-underline-style="none" fo:font-weight="normal" style:letter-kerning="true" fo:background-color="#ffff00" style:font-name-asian="Lucida Sans Unicode" style:font-size-asian="10pt" style:language-asian="fr" style:country-asian="FR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201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202" style:family="text">
      <style:text-properties fo:color="#000000" loext:opacity="100%" style:text-outline="false" style:text-line-through-style="none" style:text-line-through-type="none" style:font-name="Bitstream Vera Sans2" fo:font-size="9pt" fo:language="en" fo:country="US" fo:font-style="normal" fo:text-shadow="none" style:text-underline-style="none" fo:font-weight="normal" style:letter-kerning="true" style:font-name-asian="Lucida Sans Unicode1" style:font-size-asian="9pt" style:language-asian="en" style:country-asian="US" style:font-style-asian="normal" style:font-weight-asian="normal" style:font-name-complex="Bitstream Vera Sans2" style:font-size-complex="9pt" style:font-style-complex="normal" style:font-weight-complex="normal" style:text-emphasize="none" style:font-relief="none"/>
    </style:style>
    <style:style style:name="T203" style:family="text">
      <style:text-properties style:use-window-font-color="true" loext:opacity="0%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letter-kerning="true" style:font-name-asian="MS Gothic" style:font-size-asian="18pt" style:language-asian="en" style:country-asian="US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04" style:family="text">
      <style:text-properties style:use-window-font-color="true" loext:opacity="0%" style:text-outline="false" style:text-line-through-style="none" style:text-line-through-type="none" style:font-name="Bitstream Vera Sans2" fo:font-size="9pt" fo:language="en" fo:country="US" fo:font-style="normal" fo:text-shadow="none" style:text-underline-style="none" fo:font-weight="normal" style:letter-kerning="true" style:font-name-asian="MS Gothic" style:font-size-asian="18pt" style:language-asian="en" style:country-asian="US" style:font-style-asian="normal" style:font-weight-asian="normal" style:font-name-complex="Bitstream Vera Sans2" style:font-size-complex="5.09999990463257pt" style:font-style-complex="normal" style:font-weight-complex="normal" style:text-emphasize="none" style:font-relief="none"/>
    </style:style>
    <style:style style:name="T205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/>
    </style:style>
    <style:style style:name="T206" style:family="text">
      <style:text-properties style:use-window-font-color="true" loext:opacity="0%" style:text-outline="false" style:text-line-through-style="none" style:text-line-through-type="none" style:font-name="Bitstream Vera Sans Mono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20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fo:background-color="#ffff00" style:font-name-asian="Lucida Sans Unicode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fo:padding="0.101cm" fo:border="none" draw:ole-draw-aspect="1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fo:padding="0.101cm" fo:border="none" draw:ole-draw-aspect="1"/>
    </style:style>
    <style:style style:name="fr7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8" style:family="graphic" style:parent-style-name="OLE">
      <style:graphic-properties style:run-through="background" style:wrap="run-through" style:number-wrapped-paragraphs="no-limit" style:vertical-pos="from-top" style:vertical-rel="paragraph" style:horizontal-pos="from-left" style:horizontal-rel="paragraph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draw:fill="solid" draw:fill-color="#9d0f89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51cm" svg:stroke-color="#acb20c" draw:marker-start="Concave" draw:marker-start-width="0.178cm" draw:marker-start-center="false" draw:marker-end="" draw:marker-end-width="0.178cm" draw:marker-end-center="false" draw:fill="none" draw:fill-color="#ffff00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51cm" svg:stroke-color="#acb20c" draw:marker-start="Concave" draw:marker-start-width="0.178cm" draw:marker-start-center="false" draw:marker-end="" draw:marker-end-width="0.178cm" draw:marker-end-center="false" draw:fill="none" draw:fill-color="#ffff00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svg:stroke-width="0.049cm" svg:stroke-color="#acb20c" draw:marker-start-width="0.42cm" draw:marker-end-width="0.42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3.373cm" fo:min-width="4.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0" style:family="graphic">
      <style:graphic-properties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1" style:family="graphic">
      <style:graphic-properties draw:stroke="solid" svg:stroke-width="0.041cm" svg:stroke-color="#acb20c" draw:marker-start="Concave" draw:marker-start-width="0.22cm" draw:marker-start-center="false" draw:marker-end="" draw:marker-end-width="0.37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.041cm" svg:stroke-color="#acb20c" draw:marker-start="Concave" draw:marker-start-width="0.22cm" draw:marker-start-center="false" draw:marker-end="" draw:marker-end-width="0.37cm" draw:marker-end-center="false" draw:fill="solid" draw:fill-color="#ffff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tyle:run-through="foreground"/>
    </style:style>
    <style:style style:name="gr35" style:family="graphic">
      <style:graphic-properties draw:stroke="solid" svg:stroke-width="0.041cm" svg:stroke-color="#acb20c" draw:marker-start="Concave" draw:marker-start-width="0.259cm" draw:marker-start-center="false" draw:marker-end="" draw:marker-end-width="0.06cm" draw:marker-end-center="false" draw:fill="solid" draw:fill-color="#ffff00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041cm" svg:stroke-color="#acb20c" draw:marker-start="Concave" draw:marker-start-width="0.259cm" draw:marker-start-center="false" draw:marker-end="" draw:marker-end-width="0.06cm" draw:marker-end-center="false" draw:fill="none" draw:fill-color="#ffff00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svg:stroke-width="0.041cm" svg:stroke-color="#acb20c" draw:marker-start="" draw:marker-start-width="0.259cm" draw:marker-end="Concave" draw:marker-end-width="0.259cm" draw:fill-color="#ffff00" draw:textarea-horizontal-align="center" draw:textarea-vertical-align="middle" fo:padding-top="0.019cm" fo:padding-bottom="0.019cm" fo:padding-left="0.019cm" fo:padding-right="0.019cm" style:run-through="foreground"/>
    </style:style>
    <style:style style:name="gr38" style:family="graphic">
      <style:graphic-properties svg:stroke-width="0.041cm" svg:stroke-color="#acb20c" draw:marker-start="Concave" draw:marker-start-width="0.259cm" draw:marker-end-width="0.06cm" draw:fill="solid" draw:fill-color="#ffffff" draw:textarea-horizontal-align="center" draw:textarea-vertical-align="middle" fo:padding-top="0.021cm" fo:padding-bottom="0.021cm" fo:padding-left="0.021cm" fo:padding-right="0.021cm" style:run-through="foreground"/>
      <style:paragraph-properties style:writing-mode="lr-tb"/>
    </style:style>
    <style:style style:name="gr39" style:family="graphic">
      <style:graphic-properties draw:stroke="solid" svg:stroke-width="0.041cm" svg:stroke-color="#acb20c" draw:marker-start="Concave" draw:marker-start-width="0.161cm" draw:marker-start-center="false" draw:marker-end="" draw:marker-end-width="0.06cm" draw:marker-end-center="false" draw:fill="none" draw:fill-color="#ffff00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.041cm" svg:stroke-color="#acb20c" draw:marker-start="Concave" draw:marker-start-width="0.161cm" draw:marker-start-center="false" draw:marker-end="" draw:marker-end-width="0.06cm" draw:marker-end-center="false" draw:fill="none" draw:fill-color="#ffff00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svg:stroke-width="0.049cm" svg:stroke-color="#acb20c" draw:marker-start-width="0.42cm" draw:marker-end-width="0.42cm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svg:stroke-width="0.076cm" svg:stroke-color="#acb20c" draw:marker-start-width="0.457cm" draw:marker-end="Extrémités_20_de_20_flèche_20_1" draw:marker-end-width="0.457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solid" svg:stroke-width="0.051cm" svg:stroke-color="#acb20c" draw:marker-start="" draw:marker-start-width="0.076cm" draw:marker-start-center="false" draw:marker-end="Concave" draw:marker-end-width="0.178cm" draw:marker-end-center="false" draw:fill="none" draw:fill-color="#ffff00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.051cm" svg:stroke-color="#acb20c" draw:marker-start="" draw:marker-start-width="0.076cm" draw:marker-start-center="false" draw:marker-end="Concave" draw:marker-end-width="0.178cm" draw:marker-end-center="false" draw:fill="none" draw:fill-color="#ffff00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fo:margin-left="0cm" fo:margin-right="0.4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_20_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_20_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_20_2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_20_26" svg:stroke-width="0.019cm" svg:stroke-color="#000000" draw:marker-start="" draw:marker-start-width="0.33cm" draw:marker-start-center="false" draw:marker-end="" draw:marker-end-width="0.33cm" draw:marker-end-center="false" draw:fill="solid" draw:fill-color="#b5e087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none" draw:stroke-dash="Dash_20_2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2cm" fo:min-width="0.5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draw:stroke-dash="Dash_20_2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72cm" fo:min-width="0.5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dash" draw:stroke-dash="Dash_20_29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72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solid" draw:stroke-dash="Dash_20_3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_20_3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draw:stroke-dash="Dash_20_21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vertical-align="middle" draw:auto-grow-width="true" fo:min-height="0.441cm" fo:min-width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draw:stroke-dash="Dash_20_22" svg:stroke-width="0.019cm" svg:stroke-color="#000000" draw:marker-start="" draw:marker-start-width="0.302cm" draw:marker-start-center="false" draw:marker-end="" draw:marker-end-width="0.302cm" draw:marker-end-center="false" draw:fill="none" draw:fill-color="#ffffff" draw:fill-image-width="0cm" draw:fill-image-height="0cm" draw:textarea-vertical-align="middle" draw:auto-grow-width="true" fo:min-height="0.455cm" fo:min-width="0.19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de9ad5" draw:textarea-horizontal-align="justify" draw:textarea-vertical-align="middle" draw:auto-grow-height="false" fo:min-height="2.099cm" fo:min-width="3.45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solid" svg:stroke-width="0.041cm" svg:stroke-color="#acb20c" draw:marker-start="Concave" draw:marker-start-width="0.24cm" draw:marker-start-center="false" draw:marker-end="" draw:marker-end-width="0.3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.041cm" svg:stroke-color="#acb20c" draw:marker-start="Concave" draw:marker-start-width="0.24cm" draw:marker-start-center="false" draw:marker-end="" draw:marker-end-width="0.33cm" draw:marker-end-center="false" draw:fill="solid" draw:fill-color="#ffff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draw:fill="solid" draw:fill-color="#9d0f89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9" style:family="graphic">
      <style:graphic-properties draw:stroke="none" draw:fill="solid" draw:fill-color="#9d0f89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93" draw:name="Shape3_40" draw:style-name="gr14" draw:text-style-name="P120" svg:x1="20.588cm" svg:y1="1.348cm" svg:x2="21.997cm" svg:y2="1.348cm">
        <text:p/>
      </draw:line>
      <draw:frame text:anchor-type="page" text:anchor-page-number="3" draw:z-index="92" draw:name="Shape8_2" draw:style-name="gr15" draw:text-style-name="P127" svg:width="2.703cm" svg:height="0.715cm" draw:transform="rotate (0.0872664625997165) translate (1.32644444444444cm 1.21884722222222cm)">
        <draw:text-box>
          <text:p text:style-name="P120"><text:span text:style-name="T195">Sé</text:span><text:span text:style-name="T195">rie </text:span><text:span text:style-name="T195">1</text:span></text:p>
        </draw:text-box>
      </draw:frame>
      <draw:path text:anchor-type="page" text:anchor-page-number="3" draw:z-index="91" draw:name="Shape7_0" draw:style-name="gr16" draw:text-style-name="P130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90" draw:name="Shape3_39" draw:style-name="gr14" draw:text-style-name="P120" svg:x1="20.588cm" svg:y1="1.363cm" svg:x2="21.997cm" svg:y2="1.363cm">
        <text:p/>
      </draw:line>
      <draw:g text:anchor-type="page" text:anchor-page-number="3" draw:z-index="21" draw:name="Forme3_0" draw:style-name="gr30">
        <draw:path draw:style-name="gr31" draw:text-style-name="P141" svg:width="0.675cm" svg:height="1.708cm" draw:transform="rotate (-3.14159265358979) translate (19.6086063246346cm 19.932865215636cm)" svg:viewBox="0 0 676 1709" svg:d="M676 0c-375 4-676 386-676 855 0 462 294 842 662 854">
          <text:p/>
        </draw:path>
        <draw:ellipse draw:style-name="gr32" draw:text-style-name="P143" svg:width="1.502cm" svg:height="1.257cm" svg:x="19.608cm" svg:y="18.223cm">
          <text:p text:style-name="P142"><text:span text:style-name="T199">÷</text:span><text:span text:style-name="T200"> </text:span><text:span text:style-name="T200">5</text:span><text:span text:style-name="T200">,</text:span><text:span text:style-name="T200">7</text:span><text:span text:style-name="T200">3</text:span></text:p>
        </draw:ellipse>
      </draw:g>
      <draw:line text:anchor-type="page" text:anchor-page-number="1" draw:z-index="7" draw:name="Shape3_0" draw:style-name="gr14" draw:text-style-name="P120" svg:x1="20.588cm" svg:y1="1.363cm" svg:x2="21.997cm" svg:y2="1.363cm">
        <text:p/>
      </draw:line>
      <draw:frame text:anchor-type="page" text:anchor-page-number="2" draw:z-index="6" draw:name="Shape8_1" draw:style-name="gr15" draw:text-style-name="P127" svg:width="2.703cm" svg:height="0.715cm" draw:transform="rotate (0.0872664625997165) translate (1.32644444444444cm 1.21884722222222cm)">
        <draw:text-box>
          <text:p text:style-name="P120"><text:span text:style-name="T195">S</text:span><text:span text:style-name="T195">é</text:span><text:span text:style-name="T195">r</text:span><text:span text:style-name="T195">i</text:span><text:span text:style-name="T195">e</text:span><text:span text:style-name="T195"> </text:span><text:span text:style-name="T195">1</text:span></text:p>
        </draw:text-box>
      </draw:frame>
      <draw:frame text:anchor-type="page" text:anchor-page-number="1" draw:z-index="5" draw:name="Shape8_0" draw:style-name="gr15" draw:text-style-name="P127" svg:width="2.703cm" svg:height="0.715cm" draw:transform="rotate (0.0872664625997165) translate (1.32644444444444cm 1.21884722222222cm)">
        <draw:text-box>
          <text:p text:style-name="P120"><text:span text:style-name="T195">Sé</text:span><text:span text:style-name="T195">rie </text:span><text:span text:style-name="T195">1</text:span></text:p>
        </draw:text-box>
      </draw:frame>
      <draw:path text:anchor-type="page" text:anchor-page-number="2" draw:z-index="4" draw:name="Shape7_2" draw:style-name="gr68" draw:text-style-name="P130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3" draw:name="Shape9_1" draw:style-name="gr14" draw:text-style-name="P120" svg:x1="21.987cm" svg:y1="1.901cm" svg:x2="23.629cm" svg:y2="1.901cm">
        <text:p/>
      </draw:line>
      <draw:path text:anchor-type="page" text:anchor-page-number="1" draw:z-index="2" draw:name="Shape1" draw:style-name="gr69" draw:text-style-name="P130" svg:width="4.329cm" svg:height="2.24cm" svg:x="0cm" svg:y="0cm" svg:viewBox="0 0 4330 2241" svg:d="M0 2241l3984-288c209-15 363-168 345-342l-170-1611h-4159z">
        <text:p/>
      </draw:path>
      <text:list xml:id="list3886861448" text:style-name="_5f_Numérotation_20_des_20_exercices">
        <text:list-item>
          <text:h text:style-name="P117" text:outline-level="1"><text:span text:style-name="_5f_Caractères">Pour faire un gâteau au chocolat, 4 œufs sont nécessaires. Combien faut-il d’œufs pour faire deux gâteaux ?</text:span></text:h>
        </text:list-item>
      </text:list>
      <text:h text:style-name="_5f_Paragraphe" text:outline-level="1"><text:span text:style-name="_5f_Caractères_5f_correction">Pour faire un nombre double de gâteaux, il faut un nombre double d’œufs : 8 œufs</text:span><text:span text:style-name="_5f_Caractères">.</text:span></text:h>
      <text:list xml:id="list170911109000649" text:continue-numbering="true" text:style-name="_5f_Numérotation_20_des_20_exercices">
        <text:list-item>
          <text:h text:style-name="P119" text:outline-level="1"><text:span text:style-name="_5f_Caractères">Le prix d’un kilogramme de pommes est de <text:line-break/>2,5</text:span><text:span text:style-name="_5f_Caractères"><text:span text:style-name="T191">0</text:span></text:span><text:span text:style-name="_5f_Caractères"> €. Quel est le prix de deux kilogrammes de pommes ?</text:span></text:h>
        </text:list-item>
      </text:list>
      <text:h text:style-name="_5f_Paragraphe" text:outline-level="1"><text:span text:style-name="_5f_Caractères_5f_correction">Le prix en euros est proportionnel à la masse en kilogramme.</text:span></text:h>
      <text:h text:style-name="_5f_Paragraphe" text:outline-level="1"><text:span text:style-name="_5f_Caractères_5f_correction">Puisque le prix de 1 kg de pommes est 2,5 €</text:span></text:h>
      <text:h text:style-name="_5f_Paragraphe" text:outline-level="1"><text:span text:style-name="_5f_Caractères_5f_correction">Alors le prix de 2 kg est : 2 × 2,5 € = 5 €</text:span></text:h>
      <text:list xml:id="list170911110520937" text:continue-numbering="true" text:style-name="_5f_Numérotation_20_des_20_exercices">
        <text:list-item>
          <text:h text:style-name="P119" text:outline-level="1"><text:span text:style-name="_5f_Caractères">Julie habite à 3 kilomètres du collège. Elle fait le trajet à vélo en 10 minutes. Quel temps met-elle pour faire 4,5 kilomètres ?</text:span></text:h>
        </text:list-item>
      </text:list>
      <text:h text:style-name="_5f_Paragraphe" text:outline-level="1"><text:span text:style-name="_5f_Caractères_5f_correction">Si on considère que la vitesse de Julie est constante alors si la distance parcourue est multipliée par 1,5 (4,5 </text:span><text:span text:style-name="_5f_Caractères_5f_correction"><text:span text:style-name="T185">÷</text:span></text:span><text:span text:style-name="_5f_Caractères_5f_correction"> 3), le temps du parcours sera également multiplié par 1,5 : </text:span></text:h>
      <text:h text:style-name="_5f_Paragraphe" text:outline-level="1"><text:span text:style-name="_5f_Caractères_5f_correction">1,5 × 10 min = 15 min.</text:span></text:h>
      <text:h text:style-name="_5f_Paragraphe" text:outline-level="1"><text:span text:style-name="_5f_Caractères_5f_correction">Julie met donc 15 minutes pour parcourir 4,5 km</text:span><text:span text:style-name="_5f_Caractères">.</text:span></text:h>
      <text:list xml:id="list170911285443253" text:continue-numbering="true" text:style-name="_5f_Numérotation_20_des_20_exercices">
        <text:list-item>
          <text:h text:style-name="P119" text:outline-level="1"><text:span text:style-name="_5f_Caractères">10 objets identiques coûtent 22 €, combien coûtent 15 objets ?</text:span></text:h>
        </text:list-item>
      </text:list>
      <text:h text:style-name="_5f_Paragraphe" text:outline-level="1"><text:span text:style-name="_5f_Caractères_5f_correction">Le prix en euros est proportionnel au nombre d’objets achetés.</text:span></text:h>
      <text:h text:style-name="_5f_Paragraphe" text:outline-level="1"><text:span text:style-name="_5f_Caractères_5f_correction">Puisque : le prix de 10 objets est 22 €</text:span></text:h>
      <text:h text:style-name="_5f_Paragraphe" text:outline-level="1"><text:span text:style-name="_5f_Caractères_5f_correction">Alors : le prix de 5 objets est 11 €.</text:span></text:h>
      <text:h text:style-name="_5f_Paragraphe" text:outline-level="1"><text:span text:style-name="_5f_Caractères_5f_correction">Donc le prix de 15 objets est 33 €</text:span><text:span text:style-name="_5f_Caractères">.</text:span></text:h>
      <text:list xml:id="list170910653077526" text:continue-numbering="true" text:style-name="_5f_Numérotation_20_des_20_exercices">
        <text:list-item>
          <text:h text:style-name="P119" text:outline-level="1"><text:span text:style-name="_5f_Caractères">Mathieu a ma</text:span><text:span text:style-name="_5f_Caractères"><text:span text:style-name="T182">r</text:span></text:span><text:span text:style-name="_5f_Caractères">qué deux buts en 45 minutes lors du match de football. Combien de buts va-t-il marqu</text:span><text:span text:style-name="_5f_Caractères"><text:span text:style-name="T182">er</text:span></text:span><text:span text:style-name="_5f_Caractères"> en 90 minutes ?</text:span></text:h>
        </text:list-item>
      </text:list>
      <text:h text:style-name="_5f_Paragraphe" text:outline-level="1"><text:span text:style-name="_5f_Caractères_5f_correction">Il ne s’agit pas ici d’une situation de proportionnalité. On ne peut donc répondre à la question</text:span><text:span text:style-name="_5f_Caractères">.</text:span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70911744691025" text:continue-numbering="true" text:style-name="_5f_Numérotation_20_des_20_exercices">
        <text:list-item>
          <text:h text:style-name="P119" text:outline-level="1"><text:span text:style-name="_5f_Caractères">Pour 4,25 €, j'ai acheté cinq baguettes de pain. Pour 5,95 €, j'aurais eu sept baguettes. Le prix payé est proportionnel au nombre de baguettes.</text:span></text:h>
        </text:list-item>
      </text:list>
      <text:h text:style-name="_5f_Paragraphe" text:outline-level="1"><text:span text:style-name="_5f_Caractères">Sans calculer le prix d'une baguette, calcule :</text:span></text:h>
      <text:list xml:id="list170910559969091" text:continue-numbering="true" text:style-name="_5f_Numérotation_20_des_20_exercices">
        <text:list-header>
          <text:h text:style-name="P119" text:outline-level="1"><text:span text:style-name="_5f_Caractères_5f_correction">On sait que le prix payé est proportionnel au nombre de baguettes</text:span><text:span text:style-name="_5f_Caractères">.</text:span></text:h>
          <text:list>
            <text:list-item>
              <text:p text:style-name="P113"><text:span text:style-name="_5f_Caractères">le prix de douze baguettes ;</text:span></text:p>
            </text:list-item>
          </text:list>
        </text:list-header>
      </text:list>
      <text:h text:style-name="_5f_Paragraphe" text:outline-level="1"><text:span text:style-name="_5f_Caractères_5f_correction"><text:span text:style-name="T188">L</text:span></text:span><text:span text:style-name="_5f_Caractères_5f_correction">e prix de 5 baguettes est 4,25 € </text:span><text:span text:style-name="_5f_Caractères_5f_correction"><text:span text:style-name="T191">et </text:span></text:span><text:span text:style-name="_5f_Caractères_5f_correction">le prix de 7 baguettes est 5,95 €.</text:span></text:h>
      <text:h text:style-name="P108" text:outline-level="1"><text:span text:style-name="_5f_Caractères_5f_correction"><text:span text:style-name="T191">5+7 = 12 et 4,25 + 5,95 = 10,2</text:span></text:span></text:h>
      <text:h text:style-name="_5f_Paragraphe" text:outline-level="1"><text:span text:style-name="_5f_Caractères_5f_correction"><text:span text:style-name="T188">Donc </text:span></text:span><text:span text:style-name="_5f_Caractères_5f_correction">le prix de 12 baguettes est 10,20 € </text:span></text:h>
      <text:list xml:id="list170911166118589" text:continue-numbering="true" text:style-name="_5f_Numérotation_20_des_20_exercices">
        <text:list-item>
          <text:list>
            <text:list-item>
              <text:p text:style-name="P113"><text:span text:style-name="_5f_Caractères">le prix de deux baguettes ;</text:span></text:p>
            </text:list-item>
          </text:list>
        </text:list-item>
      </text:list>
      <text:h text:style-name="_5f_Paragraphe" text:outline-level="1"><text:span text:style-name="_5f_Caractères_5f_correction"><text:span text:style-name="T188">L</text:span></text:span><text:span text:style-name="_5f_Caractères_5f_correction">e prix de 7 baguettes est 5,95 € </text:span><text:span text:style-name="_5f_Caractères_5f_correction"><text:span text:style-name="T191">et </text:span></text:span><text:span text:style-name="_5f_Caractères_5f_correction">le prix de 5 baguettes est 4,25 €.</text:span></text:h>
      <text:h text:style-name="P108" text:outline-level="1"><text:span text:style-name="_5f_Caractères_5f_correction"><text:span text:style-name="T191">7 – 5 = 2 et 5,95 – 4,25 = 1,7</text:span></text:span></text:h>
      <text:h text:style-name="_5f_Paragraphe" text:outline-level="1"><text:span text:style-name="_5f_Caractères_5f_correction"><text:span text:style-name="T188">Donc </text:span></text:span><text:span text:style-name="_5f_Caractères_5f_correction">le prix de </text:span><text:span text:style-name="_5f_Caractères_5f_correction"><text:span text:style-name="T191">2</text:span></text:span><text:span text:style-name="_5f_Caractères_5f_correction"> baguettes est 1,70 € </text:span></text:h>
      <text:list xml:id="list170912013441873" text:continue-numbering="true" text:style-name="_5f_Numérotation_20_des_20_exercices">
        <text:list-item>
          <text:list>
            <text:list-item>
              <text:p text:style-name="P113"><text:span text:style-name="_5f_Caractères">le prix de trois baguettes ;</text:span></text:p>
            </text:list-item>
          </text:list>
        </text:list-item>
      </text:list>
      <text:h text:style-name="_5f_Paragraphe" text:outline-level="1"><text:span text:style-name="_5f_Caractères_5f_correction"><text:span text:style-name="T188">L</text:span></text:span><text:span text:style-name="_5f_Caractères_5f_correction">e prix de 12 baguettes est 10,20 €.</text:span></text:h>
      <text:h text:style-name="P108" text:outline-level="1"><text:span text:style-name="_5f_Caractères_5f_correction"><text:span text:style-name="T191">12 </text:span></text:span><text:span text:style-name="_5f_Caractères_5f_correction"><text:span text:style-name="T185">÷</text:span></text:span><text:span text:style-name="_5f_Caractères_5f_correction"><text:span text:style-name="T191"> 4 = 3 et 10,2 </text:span></text:span><text:span text:style-name="_5f_Caractères_5f_correction"><text:span text:style-name="T185">÷</text:span></text:span><text:span text:style-name="_5f_Caractères_5f_correction"><text:span text:style-name="T191"> 4 = 2,55</text:span></text:span></text:h>
      <text:h text:style-name="_5f_Paragraphe_5f_Correction" text:outline-level="1"><text:span text:style-name="_5f_Caractères"><text:span text:style-name="T188">Donc </text:span></text:span><text:span text:style-name="_5f_Caractères">le prix de 3 baguettes est 2,55 € </text:span></text:h>
      <text:list xml:id="list170912329555419" text:continue-numbering="true" text:style-name="_5f_Numérotation_20_des_20_exercices">
        <text:list-item>
          <text:list>
            <text:list-item>
              <text:p text:style-name="P113"><text:span text:style-name="_5f_Caractères">le prix de quinze baguettes.</text:span></text:p>
            </text:list-item>
          </text:list>
        </text:list-item>
      </text:list>
      <text:h text:style-name="_5f_Paragraphe_5f_Correction" text:outline-level="1"><text:span text:style-name="_5f_Caractères_5f_correction"><text:span text:style-name="T188">L</text:span></text:span><text:span text:style-name="_5f_Caractères_5f_correction">e prix de 5 baguettes est 4,25 €.</text:span></text:h>
      <text:h text:style-name="P111" text:outline-level="1"><text:span text:style-name="_5f_Caractères_5f_correction"><text:span text:style-name="T191">5 </text:span></text:span><text:span text:style-name="_5f_Caractères_5f_correction"><text:span text:style-name="T151">×</text:span></text:span><text:span text:style-name="_5f_Caractères_5f_correction"><text:span text:style-name="T191"> 3 = 15 et 4,25 </text:span></text:span><text:span text:style-name="_5f_Caractères_5f_correction"><text:span text:style-name="T151">×</text:span></text:span><text:span text:style-name="_5f_Caractères_5f_correction"><text:span text:style-name="T191"> 3 = 12,75</text:span></text:span></text:h>
      <text:h text:style-name="_5f_Paragraphe_5f_Correction" text:outline-level="1"><text:span text:style-name="_5f_Caractères"><text:span text:style-name="T188">Donc </text:span></text:span><text:span text:style-name="_5f_Caractères">le prix de 15 baguettes est 12,75 € </text:span></text:h>
      <text:list xml:id="list170911367929273" text:continue-numbering="true" text:style-name="_5f_Numérotation_20_des_20_exercices">
        <text:list-item>
          <text:h text:style-name="P119" text:outline-level="1"><text:span text:style-name="_5f_Caractères">Le tableau ci-dessous donne le prix de yaourts identiques vendus par lot de 4, 8 ou 16.<text:line-break/>Sans calculer le prix d'un yaourt dans chaque lot, détermine si le prix payé est proportionnel ou non au nombre de yaourts achetés.</text:span></text:h>
        </text:list-item>
      </text:list>
      <table:table table:name="Tableau22" table:style-name="Tableau22">
        <table:table-column table:style-name="Tableau22.A"/>
        <table:table-column table:style-name="Tableau22.B" table:number-columns-repeated="2"/>
        <table:table-column table:style-name="Tableau22.D"/>
        <table:table-row table:style-name="TableLine94681280">
          <table:table-cell table:style-name="Tableau22.A1" office:value-type="string">
            <text:h text:style-name="_5f_Tableau_5f_Centré_5f_Gras" text:outline-level="1"><text:span text:style-name="_5f_Caractères">Nombre de yaourts achetés</text:span></text:h>
          </table:table-cell>
          <table:table-cell table:style-name="Tableau22.B1" office:value-type="float" office:value="4">
            <text:h text:style-name="_5f_Tableau_5f_Centré_5f_Gras" text:outline-level="1"><text:span text:style-name="_5f_Caractères"><text:span text:style-name="T183">4</text:span></text:span></text:h>
          </table:table-cell>
          <table:table-cell table:style-name="Tableau22.C1" office:value-type="float" office:value="8">
            <text:h text:style-name="_5f_Tableau_5f_Centré_5f_Gras" text:outline-level="1"><text:span text:style-name="_5f_Caractères"><text:span text:style-name="T183">8</text:span></text:span></text:h>
          </table:table-cell>
          <table:table-cell table:style-name="Tableau22.D1" office:value-type="float" office:value="16">
            <text:h text:style-name="_5f_Tableau_5f_Centré_5f_Gras" text:outline-level="1"><text:span text:style-name="_5f_Caractères"><text:span text:style-name="T183">16</text:span></text:span></text:h>
          </table:table-cell>
        </table:table-row>
        <table:table-row table:style-name="TableLine104945088">
          <table:table-cell table:style-name="Tableau22.A2" office:value-type="string">
            <text:h text:style-name="_5f_Tableau_5f_Centré_5f_Gras" text:outline-level="1"><text:span text:style-name="_5f_Caractères">Prix payé (en €)</text:span></text:h>
          </table:table-cell>
          <table:table-cell table:style-name="Tableau22.C2" office:value-type="string">
            <text:h text:style-name="_5f_Tableau_5f_Centré" text:outline-level="1"><text:span text:style-name="_5f_Caractères">1,70</text:span></text:h>
          </table:table-cell>
          <table:table-cell table:style-name="Tableau22.C2" office:value-type="string">
            <text:h text:style-name="_5f_Tableau_5f_Centré" text:outline-level="1"><text:span text:style-name="_5f_Caractères">3,40</text:span></text:h>
          </table:table-cell>
          <table:table-cell table:style-name="Tableau22.D2" office:value-type="string">
            <text:h text:style-name="_5f_Tableau_5f_Centré" text:outline-level="1"><text:span text:style-name="_5f_Caractères">6,20</text:span></text:h>
          </table:table-cell>
        </table:table-row>
      </table:table>
      <text:h text:style-name="_5f_Paragraphe" text:outline-level="1"><text:span text:style-name="_5f_Caractères_5f_correction">S’il s’agissait d’une situation de proportionnalité, alors le prix de 16 yaourts devrait être le double de celui de 8 yaourts, c’est à dire 6,80 €.</text:span></text:h>
      <text:h text:style-name="_5f_Paragraphe" text:outline-level="1"><text:span text:style-name="_5f_Caractères_5f_correction">Puisque ce n’est pas le cas, alors le prix payé n’est pas proportionnel au nombre de yaourts achetés.</text:span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list xml:id="list170911426840440" text:continue-numbering="true" text:style-name="_5f_Numérotation_20_des_20_exercices">
        <text:list-item>
          <text:h text:style-name="P116" text:outline-level="1"><text:soft-page-break/><text:span text:style-name="_5f_Caractères">Jus de pomme</text:span></text:h>
        </text:list-item>
      </text:list>
      <text:h text:style-name="_5f_Paragraphe" text:outline-level="1"><text:span text:style-name="_5f_Caractères">Pour fabriquer 6 L de jus de pomme, on utilise 10 kg de pommes. Complète le tableau sachant que la quantité de jus de pomme obtenue est proportionnelle à la masse de pommes utilisée.</text:span></text:h>
      <text:h text:style-name="_5f_Paragraphe" text:outline-level="1"><draw:path text:anchor-type="paragraph" draw:z-index="12" draw:name="Forme38" draw:style-name="gr42" draw:text-style-name="P148" svg:width="1.179cm" svg:height="3.419cm" draw:transform="skewX (-0.0343829862642883) rotate (1.45193940473408) translate (3.8376304003237cm 1.23349040774044cm)" svg:viewBox="0 0 1180 3420" svg:d="M0 0c2382 1 421 3386 421 3386l-24 34"><text:p/></draw:path><draw:rect text:anchor-type="paragraph" draw:z-index="17" draw:name="Forme41_0" draw:style-name="gr41" draw:text-style-name="P147" svg:width="0.787cm" svg:height="0.482cm" svg:x="5.514cm" svg:y="0.046cm"><text:p text:style-name="P120"><text:span text:style-name="T197">÷</text:span><text:span text:style-name="T197"> </text:span><text:span text:style-name="T197">6</text:span></text:p></draw:rect><text:span text:style-name="_5f_Caractères"/></text:h>
      <text:h text:style-name="_5f_Paragraphe" text:outline-level="1"><text:span text:style-name="_5f_Caractères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04597632">
          <table:table-cell table:style-name="Tableau1.A1" office:value-type="string">
            <text:h text:style-name="P102" text:outline-level="1"><draw:g text:anchor-type="char" draw:z-index="13" draw:name="Forme40" draw:style-name="gr20"><draw:path draw:style-name="gr43" draw:text-style-name="P133" svg:width="0.496cm" svg:height="1.147cm" svg:x="7.6cm" svg:y="0.471cm" svg:viewBox="0 0 497 1148" svg:d="M0 0c275 2 497 259 497 573 0 312-217 567-487 575"><text:p/></draw:path><draw:ellipse draw:style-name="gr44" draw:text-style-name="P145" svg:width="1.073cm" svg:height="1.108cm" svg:x="8.238cm" svg:y="0.332cm"><text:p text:style-name="P134"><text:span text:style-name="T201">×</text:span><text:span text:style-name="T201"> </text:span><text:span text:style-name="T201">0</text:span><text:span text:style-name="T201">,</text:span><text:span text:style-name="T201">6</text:span></text:p></draw:ellipse></draw:g>Quantité de pommes (en kg)</text:h>
          </table:table-cell>
          <table:table-cell table:style-name="Tableau1.B1" office:value-type="float" office:value="10">
            <text:h text:style-name="P102" text:outline-level="1">10</text:h>
          </table:table-cell>
          <table:table-cell table:style-name="Tableau1.B1" office:value-type="float" office:value="7">
            <text:h text:style-name="P102" text:outline-level="1">7</text:h>
          </table:table-cell>
          <table:table-cell table:style-name="Tableau1.D1" office:value-type="string">
            <text:h text:style-name="_5f_Tableau_5f_Centré_5f_Gras" text:outline-level="1"><text:span text:style-name="_5f_Caractères_5f_correction"><text:span text:style-name="T183">10 ÷ 6 </text:span></text:span><text:span text:style-name="_5f_Caractères"><text:span text:style-name="T150">≈</text:span></text:span><text:span text:style-name="_5f_Caractères_5f_correction"><text:span text:style-name="T186"> </text:span></text:span><text:span text:style-name="_5f_Caractères_5f_correction"><text:span text:style-name="T183">1,67</text:span></text:span></text:h>
          </table:table-cell>
        </table:table-row>
        <table:table-row table:style-name="TableLine98510976">
          <table:table-cell table:style-name="Tableau1.A2" office:value-type="string">
            <text:h text:style-name="P102" text:outline-level="1">Quantité de jus de pomme (en L)</text:h>
          </table:table-cell>
          <table:table-cell table:style-name="Tableau1.B2" office:value-type="float" office:value="6">
            <text:h text:style-name="_5f_Tableau_5f_Centré" text:outline-level="1"><text:span text:style-name="_5f_Caractères_5f_correction">6</text:span></text:h>
          </table:table-cell>
          <table:table-cell table:style-name="Tableau1.C2" office:value-type="string">
            <text:h text:style-name="_5f_Tableau_5f_Centré" text:outline-level="1"><text:span text:style-name="_5f_Caractères_5f_correction">7 × 0,6<text:line-break/>= <text:s/>4,2</text:span></text:h>
          </table:table-cell>
          <table:table-cell table:style-name="Tableau1.D2" office:value-type="float" office:value="1">
            <text:h text:style-name="_5f_Tableau_5f_Centré" text:outline-level="1">1</text:h>
          </table:table-cell>
        </table:table-row>
      </table:table>
      <text:h text:style-name="_5f_Paragraphe" text:outline-level="1"><draw:path text:anchor-type="paragraph" draw:z-index="1" draw:name="Forme38_1" draw:style-name="gr42" draw:text-style-name="P120" svg:width="1.105cm" svg:height="3.398cm" draw:transform="skewX (0.0483456202802429) rotate (1.69680909878889) translate (3.89259589797965cm 1.10282819946466cm)" svg:viewBox="0 0 1106 3399" svg:d="M1106 0c-2238 0-388 3365-388 3365l22 34"><text:p/></draw:path><text:span text:style-name="_5f_Caractères"/></text:h>
      <text:list xml:id="list170910820791850" text:continue-numbering="true" text:style-name="_5f_Numérotation_20_des_20_exercices">
        <text:list-item>
          <text:h text:style-name="P118" text:outline-level="1"><draw:rect text:anchor-type="paragraph" draw:z-index="26" draw:name="Forme41" draw:style-name="gr23" draw:text-style-name="P136" svg:width="0.787cm" svg:height="0.482cm" svg:x="5.593cm" svg:y="0.026cm"><text:p text:style-name="P120"><text:span text:style-name="T197">÷</text:span><text:span text:style-name="T197"> </text:span><text:span text:style-name="T197">6</text:span></text:p></draw:rect><text:span text:style-name="_5f_Caractères">A la cantine</text:span></text:h>
        </text:list-item>
      </text:list>
      <text:h text:style-name="P110" text:outline-level="1"><text:span text:style-name="_5f_Caractères">Dans une cantine scolaire, la masse de viande utilisée chaque jour est proportionnelle au nombre de repas préparés. Pour la préparation de 20 repas, 4 kg de viande sont utilisés.<text:line-break/>Recopie et complète le tableau.</text:span></text:h>
      <text:h text:style-name="_5f_Paragraphe" text:outline-level="1"><draw:path text:anchor-type="paragraph" draw:z-index="14" draw:name="Forme38_0" draw:style-name="gr42" draw:text-style-name="P120" svg:width="1.107cm" svg:height="3.398cm" draw:transform="skewX (-0.0467748239534481) rotate (1.44460902187571) translate (3.6494861017798cm 1.23824999925773cm)" svg:viewBox="0 0 1108 3399" svg:d="M0 0c2238 0 394 3365 394 3365l-22 34"><text:p/></draw:path><draw:rect text:anchor-type="paragraph" draw:z-index="15" draw:name="Forme39_0" draw:style-name="gr41" draw:text-style-name="P147" svg:width="1.105cm" svg:height="0.473cm" svg:x="5.11cm" svg:y="0.129cm"><text:p text:style-name="P120"><text:span text:style-name="T200">×</text:span><text:span text:style-name="T200"> </text:span><text:span text:style-name="T200">2</text:span><text:span text:style-name="T200">,</text:span><text:span text:style-name="T200">5</text:span></text:p></draw:rect><text:span text:style-name="_5f_Caractères"/></text:h>
      <text:h text:style-name="_5f_Paragraphe" text:outline-level="1"><text:span text:style-name="_5f_Caractères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101127200">
          <table:table-cell table:style-name="Tableau3.A1" office:value-type="string">
            <text:h text:style-name="_5f_Tableau_5f_Centré_5f_Gras" text:outline-level="1">Nombre de repas</text:h>
          </table:table-cell>
          <table:table-cell table:style-name="Tableau3.B1" office:value-type="float" office:value="20">
            <text:h text:style-name="P102" text:outline-level="1">20</text:h>
          </table:table-cell>
          <table:table-cell table:style-name="Tableau3.B1" office:value-type="float" office:value="150">
            <text:h text:style-name="P102" text:outline-level="1">150</text:h>
          </table:table-cell>
          <table:table-cell table:style-name="Tableau3.D1" office:value-type="string">
            <text:h text:style-name="_5f_Tableau_5f_Centré_5f_Gras" text:outline-level="1"><draw:g text:anchor-type="char" draw:z-index="27" draw:name="Forme40_2" draw:style-name="gr20"><draw:path draw:style-name="gr21" draw:text-style-name="P133" svg:width="0.496cm" svg:height="1.147cm" svg:x="1.69cm" svg:y="0.429cm" svg:viewBox="0 0 497 1148" svg:d="M0 0c275 2 497 259 497 573 0 312-217 567-487 575"><text:p/></draw:path><draw:ellipse draw:style-name="gr22" draw:text-style-name="P135" svg:width="1.073cm" svg:height="1.108cm" svg:x="2.327cm" svg:y="0.293cm"><text:p text:style-name="P134"><text:span text:style-name="T196">×</text:span><text:span text:style-name="T196"> </text:span><text:span text:style-name="T196">5</text:span></text:p></draw:ellipse></draw:g><text:span text:style-name="_5f_Caractères_5f_correction"><text:span text:style-name="T183">20 × 2,5 = 50</text:span></text:span></text:h>
          </table:table-cell>
        </table:table-row>
        <table:table-row table:style-name="TableLine101150000">
          <table:table-cell table:style-name="Tableau3.A2" office:value-type="string">
            <text:h text:style-name="_5f_Tableau_5f_Centré_5f_Gras" text:outline-level="1"><draw:path text:anchor-type="paragraph" draw:z-index="0" draw:name="Forme38_2" draw:style-name="gr42" draw:text-style-name="P120" svg:width="1.105cm" svg:height="3.398cm" draw:transform="skewX (0.0483456202802429) rotate (1.69680909878889) translate (3.84144312020184cm 2.13293931057576cm)" svg:viewBox="0 0 1106 3399" svg:d="M1106 0c-2238 0-388 3365-388 3365l22 34"><text:p/></draw:path>Masse de viande (en kg)</text:h>
          </table:table-cell>
          <table:table-cell table:style-name="Tableau3.B2" office:value-type="float" office:value="4">
            <text:h text:style-name="_5f_Tableau_5f_Centré" text:outline-level="1"><text:span text:style-name="_5f_Caractères_5f_correction">4</text:span></text:h>
          </table:table-cell>
          <table:table-cell table:style-name="Tableau3.C2" office:value-type="string">
            <text:h text:style-name="_5f_Tableau_5f_Centré" text:outline-level="1"><text:span text:style-name="_5f_Caractères_5f_correction">150÷5 <text:line-break/>= 30</text:span></text:h>
          </table:table-cell>
          <table:table-cell table:style-name="Tableau3.D2" office:value-type="float" office:value="10">
            <text:h text:style-name="_5f_Tableau_5f_Centré" text:outline-level="1">10</text:h>
          </table:table-cell>
        </table:table-row>
      </table:table>
      <text:h text:style-name="_5f_Paragraphe" text:outline-level="1"><draw:rect text:anchor-type="paragraph" draw:z-index="16" draw:name="Forme39_1" draw:style-name="gr41" draw:text-style-name="P147" svg:width="1.063cm" svg:height="0.473cm" svg:x="5.295cm" svg:y="0.093cm"><text:p text:style-name="P120"><text:span text:style-name="T200">×</text:span><text:span text:style-name="T200"> </text:span><text:span text:style-name="T200">2</text:span><text:span text:style-name="T200">,</text:span><text:span text:style-name="T200">5</text:span></text:p></draw:rect></text:h>
      <text:list xml:id="list170912049430614" text:continue-numbering="true" text:style-name="_5f_Numérotation_20_des_20_exercices">
        <text:list-item>
          <text:h text:style-name="P119" text:outline-level="1"><text:span text:style-name="_5f_Caractères">Complète :</text:span></text:h>
        </text:list-item>
      </text:list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B"/>
        <table:table-column table:style-name="Tableau11.C"/>
        <table:table-header-rows>
          <table:table-row table:style-name="Tableau11.1">
            <table:table-cell table:style-name="Tableau11.A1" table:number-rows-spanned="2" office:value-type="string">
              <text:h text:style-name="_5f_Tableau_5f_Centré_5f_Gras" text:outline-level="1"><draw:g text:anchor-type="paragraph" draw:z-index="8" draw:name="Shape11" draw:style-name="gr65"><draw:ellipse draw:style-name="gr66" draw:text-style-name="P141" svg:width="1.385cm" svg:height="0.802cm" svg:x="1.462cm" svg:y="0.206cm" draw:kind="arc" draw:start-angle="90.43" draw:end-angle="268.49"><text:p/></draw:ellipse><draw:ellipse draw:style-name="gr67" draw:text-style-name="P163" svg:width="1.574cm" svg:height="0.567cm" svg:x="0.349cm" svg:y="0.344cm"><text:p text:style-name="P134"><text:span text:style-name="T208">×</text:span><text:span text:style-name="T208"> </text:span><text:span text:style-name="T208">0</text:span><text:span text:style-name="T208">,</text:span><text:span text:style-name="T208">3</text:span></text:p></draw:ellipse></draw:g></text:h>
            </table:table-cell>
            <table:table-cell table:style-name="Tableau11.B1" office:value-type="float" office:value="6">
              <text:h text:style-name="P102" text:outline-level="1">6</text:h>
            </table:table-cell>
            <table:table-cell table:style-name="Tableau11.B1" office:value-type="float" office:value="5">
              <text:h text:style-name="P102" text:outline-level="1">5</text:h>
            </table:table-cell>
            <table:table-cell table:style-name="Tableau11.D1" office:value-type="string">
              <text:h text:style-name="_5f_Tableau_5f_Centré_5f_Gras" text:outline-level="1"><text:span text:style-name="_5f_pointillés_20_gris"><text:span text:style-name="T181">4</text:span></text:span></text:h>
            </table:table-cell>
            <table:table-cell table:style-name="Tableau11.E1" office:value-type="float" office:value="8.5">
              <text:h text:style-name="P102" text:outline-level="1">8,5</text:h>
            </table:table-cell>
          </table:table-row>
        </table:table-header-rows>
        <table:table-row table:style-name="Tableau11.1">
          <table:covered-table-cell/>
          <table:table-cell table:style-name="Tableau11.B2" office:value-type="string">
            <text:h text:style-name="_5f_Tableau_5f_Centré" text:outline-level="1">1,8</text:h>
          </table:table-cell>
          <table:table-cell table:style-name="Tableau11.C2" office:value-type="string">
            <text:h text:style-name="_5f_Tableau_5f_Centré" text:outline-level="1"><text:span text:style-name="_5f_Caractères_5f_correction">1,5</text:span></text:h>
          </table:table-cell>
          <table:table-cell table:style-name="Tableau11.D2" office:value-type="string">
            <text:h text:style-name="_5f_Tableau_5f_Centré" text:outline-level="1">1,2</text:h>
          </table:table-cell>
          <table:table-cell table:style-name="Tableau11.E2" office:value-type="string">
            <text:h text:style-name="_5f_Tableau_5f_Centré" text:outline-level="1"><text:span text:style-name="_5f_Caractères_5f_correction">2,55</text:span></text:h>
          </table:table-cell>
        </table:table-row>
      </table:table>
      <text:list xml:id="list170911706266292" text:continue-numbering="true" text:style-name="_5f_Numérotation_20_des_20_exercices">
        <text:list-item>
          <text:h text:style-name="P118" text:outline-level="1"><text:span text:style-name="_5f_Caractères">À vélo</text:span></text:h>
        </text:list-item>
      </text:list>
      <text:h text:style-name="_5f_Paragraphe" text:outline-level="1"><text:span text:style-name="_5f_Caractères">Un cycliste parcourt 4 km en 10 min.<text:line-break/>Construis un tableau de proportionnalité et réponds par une phrase aux questions posées.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6647360">
          <table:table-cell table:style-name="Table1.A1" office:value-type="string">
            <text:h text:style-name="_5f_Tableau_5f_Centré_5f_Gras" text:outline-level="1"><draw:g text:anchor-type="char" draw:z-index="18" draw:name="Forme40_1" draw:style-name="gr20"><draw:path draw:style-name="gr39" draw:text-style-name="P133" svg:width="0.496cm" svg:height="0.974cm" draw:transform="rotate (-3.14159265358979) translate (7.77855993396925cm 1.20647557851969cm)" svg:viewBox="0 0 497 975" svg:d="M497 0c-275 2-497 220-497 487 0 265 217 481 487 488"><text:p/></draw:path><draw:ellipse draw:style-name="gr40" draw:text-style-name="P145" svg:width="1.073cm" svg:height="1.108cm" svg:x="7.844cm" svg:y="0.192cm"><text:p text:style-name="P142"><text:span text:style-name="T200">×</text:span><text:span text:style-name="T200"> </text:span><text:span text:style-name="T200">2</text:span><text:span text:style-name="T200">,</text:span><text:span text:style-name="T200">5</text:span></text:p></draw:ellipse></draw:g><text:span text:style-name="_5f_Caractères"><text:span text:style-name="T184">Distance (en km)</text:span></text:span></text:h>
          </table:table-cell>
          <table:table-cell table:style-name="Table1.B1" office:value-type="string">
            <text:h text:style-name="_5f_Tableau_5f_Centré_5f_Gras" text:outline-level="1"><text:span text:style-name="_5f_Caractères"><text:span text:style-name="T184">4</text:span></text:span></text:h>
          </table:table-cell>
          <table:table-cell table:style-name="Table1.C1" office:value-type="string">
            <text:h text:style-name="_5f_Tableau_5f_Centré_5f_Gras" text:outline-level="1"><text:span text:style-name="_5f_Caractères"><text:span text:style-name="T184">14</text:span></text:span></text:h>
          </table:table-cell>
          <table:table-cell table:style-name="Table1.D1" office:value-type="string">
            <text:h text:style-name="_5f_Tableau_5f_Centré_5f_Gras" text:outline-level="1"><text:span text:style-name="_5f_Caractères"><text:span text:style-name="T184">18</text:span></text:span></text:h>
          </table:table-cell>
        </table:table-row>
        <table:table-row table:style-name="TableLine99715248">
          <table:table-cell table:style-name="Table1.A2" office:value-type="string">
            <text:h text:style-name="_5f_Tableau_5f_Centré_5f_Gras" text:outline-level="1"><text:span text:style-name="_5f_Caractères"><text:span text:style-name="T184">Temps (en min)</text:span></text:span></text:h>
          </table:table-cell>
          <table:table-cell table:style-name="Table1.B2" office:value-type="string">
            <text:h text:style-name="_5f_Tableau_5f_Centré" text:outline-level="1"><text:span text:style-name="_5f_Caractères"><text:span text:style-name="T184">10</text:span></text:span></text:h>
          </table:table-cell>
          <table:table-cell table:style-name="Table1.C2" office:value-type="string">
            <text:h text:style-name="_5f_Tableau_5f_Centré" text:outline-level="1"><text:span text:style-name="_5f_Caractères"><text:span text:style-name="T184">35</text:span></text:span></text:h>
          </table:table-cell>
          <table:table-cell table:style-name="Table1.D2" office:value-type="string">
            <text:h text:style-name="_5f_Tableau_5f_Centré" text:outline-level="1"><text:span text:style-name="_5f_Caractères"><text:span text:style-name="T184">45</text:span></text:span></text:h>
          </table:table-cell>
        </table:table-row>
      </table:table>
      <text:list xml:id="list170911369162453" text:continue-numbering="true" text:style-name="_5f_Numérotation_20_des_20_exercices">
        <text:list-item>
          <text:list>
            <text:list-item>
              <text:p text:style-name="P115"><text:span text:style-name="_5f_Caractères">À cette même vitesse, combien de temps lui faut‑il pour parcourir 14 km ?</text:span></text:p>
            </text:list-item>
          </text:list>
        </text:list-item>
      </text:list>
      <text:h text:style-name="P110" text:outline-level="1"><text:span text:style-name="_5f_Caractères_5f_correction">10 ÷ 4 = 2,5 on passe de la première ligne à la seconde en multipliant par 2,5.</text:span></text:h>
      <text:h text:style-name="P110" text:outline-level="1"><text:span text:style-name="_5f_Caractères_5f_correction">Il lui faut 35 min pour parcourir 14 km</text:span><text:span text:style-name="_5f_Caractères">.</text:span></text:h>
      <text:list xml:id="list170912406209225" text:continue-numbering="true" text:style-name="_5f_Numérotation_20_des_20_exercices">
        <text:list-item>
          <text:list>
            <text:list-item>
              <text:p text:style-name="P114"><text:span text:style-name="_5f_Caractères">À cette même vitesse, quelle distance parcourt‑il en 45 min ? en une heure ?</text:span></text:p>
            </text:list-item>
          </text:list>
        </text:list-item>
      </text:list>
      <text:h text:style-name="P110" text:outline-level="1"><text:span text:style-name="_5f_Caractères_5f_correction">10 min + 35 min </text:span><text:span text:style-name="_5f_Caractères_5f_correction"><text:span text:style-name="T192">= 45 min et 4 km + 14 km = 18 km, donc </text:span></text:span><text:span text:style-name="_5f_Caractères_5f_correction">il parcourt 18 km </text:span><text:span text:style-name="_5f_Caractères_5f_correction"><text:span text:style-name="T189">en 45 min</text:span></text:span><text:span text:style-name="_5f_Caractères_5f_correction">.</text:span></text:h>
      <text:h text:style-name="P109" text:outline-level="1"><text:span text:style-name="_5f_Caractères_5f_correction"><text:span text:style-name="T192">6 </text:span></text:span><text:span text:style-name="_5f_Caractères_5f_correction"><text:span text:style-name="T151">×</text:span></text:span><text:span text:style-name="_5f_Caractères_5f_correction"><text:span text:style-name="T192"> 10 min = 60 min = 1 h et 6 </text:span></text:span><text:span text:style-name="_5f_Caractères_5f_correction"><text:span text:style-name="T151">×</text:span></text:span><text:span text:style-name="_5f_Caractères_5f_correction"><text:span text:style-name="T192"> 4 km = 24 km, donc, en 1h, il parcourt 24 km.</text:span></text:span></text:h>
      <text:list xml:id="list170912559444981" text:continue-numbering="true" text:style-name="_5f_Numérotation_20_des_20_exercices">
        <text:list-item>
          <text:h text:style-name="P119" text:outline-level="1"><text:span text:style-name="_5f_Caractères">Pour faire un gâteau pour six personnes, il faut 240 g de farine et 3 œufs. Quelle masse de farine et combien d'œufs faut‑il pour réaliser ce gâteau pour quatre personnes ?</text:span></text:h>
        </text:list-item>
      </text:list>
      <text:h text:style-name="_5f_Paragraphe" text:outline-level="1"><text:span text:style-name="_5f_Caractères_5f_correction">La quantité de farine (en g) et le nombre d’œufs sont proportionnels au nombre de personnes, d'où le tableau de proportionnalité suivant :</text:span></text:h>
      <text:h text:style-name="_5f_Paragraphe" text:outline-level="1"><text:span text:style-name="_5f_Caractères_5f_correction"/></text:h>
      <table:table table:name="Tableau37" table:style-name="Tableau37">
        <table:table-column table:style-name="Tableau37.A"/>
        <table:table-column table:style-name="Tableau37.B"/>
        <table:table-column table:style-name="Tableau37.C"/>
        <table:table-row table:style-name="Tableau37.1">
          <table:table-cell table:style-name="Tableau37.A1" office:value-type="string">
            <text:h text:style-name="_5f_Tableau_5f_Centré_5f_Gras" text:outline-level="1"><draw:g text:anchor-type="char" draw:z-index="19" draw:name="DrawObject1" draw:style-name="gr33"><draw:g draw:name="Forme49" draw:style-name="gr34"><draw:path draw:style-name="gr35" draw:text-style-name="P144" svg:width="0.663cm" svg:height="1.108cm" draw:transform="rotate (-3.14159265358979) translate (5.95441081187148cm 1.9152916666667cm)" svg:viewBox="0 0 664 1109" svg:d="M664 0c-368 2-664 250-664 554 0 301 290 547 651 555"><text:p/></draw:path><draw:ellipse draw:style-name="gr36" draw:text-style-name="P145" svg:width="1.022cm" svg:height="1.108cm" svg:x="5.955cm" svg:y="0.808cm"><text:p text:style-name="P142"><text:span text:style-name="T200">×</text:span><text:span text:style-name="T200"> </text:span><text:span text:style-name="T200">4</text:span><text:span text:style-name="T200">0</text:span></text:p></draw:ellipse></draw:g><draw:g draw:name="Forme3" draw:style-name="gr34"><draw:path draw:style-name="gr37" draw:text-style-name="P146" svg:width="1.955cm" svg:height="2.296cm" draw:transform="skewX (-0.00314159265358979) rotate (-0.0647517152489903) translate (5.28116583252489cm 0.490787642144053cm)" svg:viewBox="0 0 1956 2297" svg:d="M0 1c2684-50 2003 1328 1446 1775-293 273-1177 470-1278 521"><text:p/></draw:path><draw:ellipse draw:style-name="gr38" draw:text-style-name="P136" svg:width="1.22cm" svg:height="0.966cm" svg:x="7.107cm" svg:y="1.356cm"><text:p text:style-name="P120"><text:span text:style-name="T197">÷</text:span><text:span text:style-name="T197"> </text:span><text:span text:style-name="T197">2</text:span></text:p></draw:ellipse></draw:g></draw:g><text:span text:style-name="_5f_Caractères_5f_correction"><text:span text:style-name="T183">Nombre de personnes</text:span></text:span></text:h>
          </table:table-cell>
          <table:table-cell table:style-name="Tableau37.B1" office:value-type="float" office:value="6">
            <text:h text:style-name="_5f_Tableau_5f_Centré_5f_Gras" text:outline-level="1"><text:span text:style-name="_5f_Caractères_5f_correction"><text:span text:style-name="T183">6</text:span></text:span></text:h>
          </table:table-cell>
          <table:table-cell table:style-name="Tableau37.C1" office:value-type="float" office:value="4">
            <text:h text:style-name="_5f_Tableau_5f_Centré_5f_Gras" text:outline-level="1"><text:span text:style-name="_5f_Caractères_5f_correction"><text:span text:style-name="T183">4</text:span></text:span></text:h>
          </table:table-cell>
        </table:table-row>
        <table:table-row table:style-name="TableLine98506608">
          <table:table-cell table:style-name="Tableau37.A3" office:value-type="string">
            <text:h text:style-name="_5f_Tableau_5f_Centré_5f_Gras" text:outline-level="1"><text:span text:style-name="_5f_Caractères_5f_correction"><text:span text:style-name="T183">Quantité de farine (en g)</text:span></text:span></text:h>
          </table:table-cell>
          <table:table-cell table:style-name="Tableau37.B2" office:value-type="string">
            <text:h text:style-name="_5f_Tableau_5f_Centré" text:outline-level="1"><text:span text:style-name="_5f_Caractères_5f_correction">240</text:span></text:h>
          </table:table-cell>
          <table:table-cell table:style-name="Tableau37.C3" office:value-type="string">
            <text:h text:style-name="_5f_Tableau_5f_Centré" text:outline-level="1"><text:span text:style-name="_5f_Caractères_5f_correction">4 × 40 = 160</text:span></text:h>
          </table:table-cell>
        </table:table-row>
        <table:table-row table:style-name="TableLine98505840">
          <table:table-cell table:style-name="Tableau37.A3" office:value-type="string">
            <text:h text:style-name="_5f_Tableau_5f_Centré_5f_Gras" text:outline-level="1"><text:span text:style-name="_5f_Caractères_5f_correction"><text:span text:style-name="T183">Nombre d’œufs</text:span></text:span></text:h>
          </table:table-cell>
          <table:table-cell table:style-name="Tableau37.B3" office:value-type="float" office:value="3">
            <text:h text:style-name="_5f_Tableau_5f_Centré" text:outline-level="1"><text:span text:style-name="_5f_Caractères_5f_correction">3</text:span></text:h>
          </table:table-cell>
          <table:table-cell table:style-name="Tableau37.C3" office:value-type="string">
            <text:h text:style-name="_5f_Tableau_5f_Centré" text:outline-level="1"><text:span text:style-name="_5f_Caractères_5f_correction">4 ÷ 2 = 2</text:span></text:h>
          </table:table-cell>
        </table:table-row>
      </table:table>
      <text:h text:style-name="_5f_Paragraphe" text:outline-level="1"><text:span text:style-name="_5f_Caractères_5f_correction"/></text:h>
      <text:h text:style-name="_5f_Paragraphe" text:outline-level="1"><text:span text:style-name="_5f_Caractères_5f_correction">Pour 4 personnes il faudra 160 g de farine et <text:line-break/>2 œufs</text:span><text:span text:style-name="_5f_Caractères">.</text:span></text:h>
      <text:list xml:id="list170911910883262" text:continue-numbering="true" text:style-name="_5f_Numérotation_20_des_20_exercices">
        <text:list-item>
          <text:h text:style-name="P119" text:outline-level="1"><draw:g text:anchor-type="paragraph" draw:z-index="9" draw:name="Shape2" draw:style-name="gr27"><draw:line draw:style-name="gr62" draw:text-style-name="P160" svg:x1="2.443cm" svg:y1="1.365cm" svg:x2="6.443cm" svg:y2="1.365cm"><text:p/></draw:line><draw:line draw:style-name="gr62" draw:text-style-name="P160" svg:x1="2.443cm" svg:y1="1.365cm" svg:x2="2.443cm" svg:y2="3.765cm"><text:p/></draw:line><draw:line draw:style-name="gr62" draw:text-style-name="P160" svg:x1="2.443cm" svg:y1="3.764cm" svg:x2="6.443cm" svg:y2="3.764cm"><text:p/></draw:line><draw:line draw:style-name="gr62" draw:text-style-name="P160" svg:x1="6.442cm" svg:y1="1.365cm" svg:x2="6.442cm" svg:y2="3.765cm"><text:p/></draw:line><draw:custom-shape draw:style-name="gr63" draw:text-style-name="P161" svg:width="4.001cm" svg:height="2.4cm" svg:x="2.442cm" svg:y="1.364cm"><text:p/><draw:enhanced-geometry svg:viewBox="0 0 21600 21600" draw:type="rectangle" draw:enhanced-path="M 0 0 L 21600 0 21600 21600 0 21600 0 0 Z N"/></draw:custom-shape><draw:frame draw:style-name="gr64" draw:text-style-name="P162" svg:width="1.601cm" svg:height="0.671cm" svg:x="3.742cm" svg:y="0.801cm"><draw:text-box><text:p text:style-name="P137"><text:span text:style-name="T207">4</text:span><text:span text:style-name="T207"> </text:span><text:span text:style-name="T207">c</text:span><text:span text:style-name="T207">m</text:span></text:p></draw:text-box></draw:frame><draw:frame draw:style-name="gr64" draw:text-style-name="P162" svg:width="1.8cm" svg:height="0.671cm" draw:transform="rotate (1.5697491292437) translate (1.8415cm 3.46427777777778cm)"><draw:text-box><text:p text:style-name="P137"><text:span text:style-name="T207">3</text:span><text:span text:style-name="T207"> </text:span><text:span text:style-name="T207">c</text:span><text:span text:style-name="T207">m</text:span></text:p></draw:text-box></draw:frame></draw:g><text:span text:style-name="_5f_Caractères">Construis le rectangle ci-dessous agrandi 1,5 fois</text:span></text:h>
        </text:list-item>
      </text:list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>Les dimensions du rectangle demandées sont donc :</text:span></text:h>
      <text:h text:style-name="_5f_Paragraphe" text:outline-level="1"><text:span text:style-name="_5f_Caractères_5f_correction">Largeur : 3 cm × 1,5 = 4,5 cm </text:span></text:h>
      <text:h text:style-name="_5f_Paragraphe" text:outline-level="1"><text:span text:style-name="_5f_Caractères_5f_correction">Longueur : 4 cm × 1,5 = 6 cm </text:span></text:h>
      <text:h text:style-name="_5f_Paragraphe" text:outline-level="1"><draw:g text:anchor-type="paragraph" draw:z-index="22" draw:name="Forme4_0" draw:style-name="gr27"><draw:line draw:style-name="gr28" draw:text-style-name="P140" svg:x1="-0.001cm" svg:y1="3.699cm" svg:x2="8.999cm" svg:y2="3.699cm"><text:p/></draw:line><draw:line draw:style-name="gr28" draw:text-style-name="P140" svg:x1="-0.001cm" svg:y1="3.886cm" svg:x2="8.999cm" svg:y2="3.886cm"><text:p/></draw:line><draw:line draw:style-name="gr28" draw:text-style-name="P140" svg:x1="-0.001cm" svg:y1="4.075cm" svg:x2="8.999cm" svg:y2="4.075cm"><text:p/></draw:line><draw:line draw:style-name="gr29" draw:text-style-name="P140" svg:x1="-0.001cm" svg:y1="4.262cm" svg:x2="8.999cm" svg:y2="4.262cm"><text:p/></draw:line><draw:line draw:style-name="gr28" draw:text-style-name="P140" svg:x1="-0.001cm" svg:y1="4.453cm" svg:x2="8.999cm" svg:y2="4.453cm"><text:p/></draw:line><draw:line draw:style-name="gr28" draw:text-style-name="P140" svg:x1="-0.001cm" svg:y1="4.64cm" svg:x2="8.999cm" svg:y2="4.64cm"><text:p/></draw:line><draw:line draw:style-name="gr28" draw:text-style-name="P140" svg:x1="-0.001cm" svg:y1="4.826cm" svg:x2="8.999cm" svg:y2="4.826cm"><text:p/></draw:line><draw:line draw:style-name="gr29" draw:text-style-name="P140" svg:x1="-0.001cm" svg:y1="0.512cm" svg:x2="8.999cm" svg:y2="0.512cm"><text:p/></draw:line><draw:line draw:style-name="gr28" draw:text-style-name="P140" svg:x1="-0.001cm" svg:y1="0.703cm" svg:x2="8.999cm" svg:y2="0.703cm"><text:p/></draw:line><draw:line draw:style-name="gr28" draw:text-style-name="P140" svg:x1="-0.001cm" svg:y1="0.889cm" svg:x2="8.999cm" svg:y2="0.889cm"><text:p/></draw:line><draw:line draw:style-name="gr28" draw:text-style-name="P140" svg:x1="-0.001cm" svg:y1="1.076cm" svg:x2="8.999cm" svg:y2="1.076cm"><text:p/></draw:line><draw:line draw:style-name="gr29" draw:text-style-name="P140" svg:x1="-0.001cm" svg:y1="1.263cm" svg:x2="8.999cm" svg:y2="1.263cm"><text:p/></draw:line><draw:line draw:style-name="gr28" draw:text-style-name="P140" svg:x1="-0.001cm" svg:y1="1.45cm" svg:x2="8.999cm" svg:y2="1.45cm"><text:p/></draw:line><draw:line draw:style-name="gr28" draw:text-style-name="P140" svg:x1="-0.001cm" svg:y1="1.637cm" svg:x2="8.999cm" svg:y2="1.637cm"><text:p/></draw:line><draw:line draw:style-name="gr28" draw:text-style-name="P140" svg:x1="-0.001cm" svg:y1="1.824cm" svg:x2="8.999cm" svg:y2="1.824cm"><text:p/></draw:line><draw:line draw:style-name="gr29" draw:text-style-name="P140" svg:x1="-0.001cm" svg:y1="2.011cm" svg:x2="8.999cm" svg:y2="2.011cm"><text:p/></draw:line><draw:line draw:style-name="gr28" draw:text-style-name="P140" svg:x1="-0.001cm" svg:y1="2.2cm" svg:x2="8.999cm" svg:y2="2.2cm"><text:p/></draw:line><draw:line draw:style-name="gr28" draw:text-style-name="P140" svg:x1="-0.001cm" svg:y1="2.387cm" svg:x2="8.999cm" svg:y2="2.387cm"><text:p/></draw:line><draw:line draw:style-name="gr28" draw:text-style-name="P140" svg:x1="-0.001cm" svg:y1="2.578cm" svg:x2="8.999cm" svg:y2="2.578cm"><text:p/></draw:line><draw:line draw:style-name="gr29" draw:text-style-name="P140" svg:x1="-0.001cm" svg:y1="2.764cm" svg:x2="8.999cm" svg:y2="2.764cm"><text:p/></draw:line><draw:line draw:style-name="gr28" draw:text-style-name="P140" svg:x1="-0.001cm" svg:y1="2.951cm" svg:x2="8.999cm" svg:y2="2.951cm"><text:p/></draw:line><draw:line draw:style-name="gr28" draw:text-style-name="P140" svg:x1="-0.001cm" svg:y1="3.138cm" svg:x2="8.999cm" svg:y2="3.138cm"><text:p/></draw:line><draw:line draw:style-name="gr28" draw:text-style-name="P140" svg:x1="-0.001cm" svg:y1="3.325cm" svg:x2="8.999cm" svg:y2="3.325cm"><text:p/></draw:line><draw:line draw:style-name="gr29" draw:text-style-name="P140" svg:x1="-0.001cm" svg:y1="3.512cm" svg:x2="8.999cm" svg:y2="3.512cm"><text:p/></draw:line><draw:line draw:style-name="gr29" draw:text-style-name="P140" svg:x1="-0.001cm" svg:y1="0.512cm" svg:x2="-0.001cm" svg:y2="5.012cm"><text:p/></draw:line><draw:line draw:style-name="gr29" draw:text-style-name="P140" svg:x1="0.748cm" svg:y1="0.512cm" svg:x2="0.748cm" svg:y2="5.012cm"><text:p/></draw:line><draw:line draw:style-name="gr29" draw:text-style-name="P140" svg:x1="1.499cm" svg:y1="0.512cm" svg:x2="1.499cm" svg:y2="5.012cm"><text:p/></draw:line><draw:line draw:style-name="gr29" draw:text-style-name="P140" svg:x1="2.249cm" svg:y1="0.512cm" svg:x2="2.249cm" svg:y2="5.012cm"><text:p/></draw:line><draw:line draw:style-name="gr29" draw:text-style-name="P140" svg:x1="2.997cm" svg:y1="0.512cm" svg:x2="2.997cm" svg:y2="5.012cm"><text:p/></draw:line><draw:line draw:style-name="gr29" draw:text-style-name="P140" svg:x1="3.749cm" svg:y1="0.512cm" svg:x2="3.749cm" svg:y2="5.012cm"><text:p/></draw:line><draw:line draw:style-name="gr29" draw:text-style-name="P140" svg:x1="4.498cm" svg:y1="0.512cm" svg:x2="4.498cm" svg:y2="5.012cm"><text:p/></draw:line><draw:line draw:style-name="gr29" draw:text-style-name="P140" svg:x1="5.249cm" svg:y1="0.512cm" svg:x2="5.249cm" svg:y2="5.012cm"><text:p/></draw:line><draw:line draw:style-name="gr29" draw:text-style-name="P140" svg:x1="5.999cm" svg:y1="0.512cm" svg:x2="5.999cm" svg:y2="5.012cm"><text:p/></draw:line><draw:line draw:style-name="gr29" draw:text-style-name="P140" svg:x1="6.747cm" svg:y1="0.512cm" svg:x2="6.747cm" svg:y2="5.012cm"><text:p/></draw:line><draw:line draw:style-name="gr29" draw:text-style-name="P140" svg:x1="7.499cm" svg:y1="0.512cm" svg:x2="7.499cm" svg:y2="5.012cm"><text:p/></draw:line><draw:line draw:style-name="gr29" draw:text-style-name="P140" svg:x1="8.248cm" svg:y1="0.512cm" svg:x2="8.248cm" svg:y2="5.012cm"><text:p/></draw:line><draw:line draw:style-name="gr29" draw:text-style-name="P140" svg:x1="8.999cm" svg:y1="0.512cm" svg:x2="8.999cm" svg:y2="5.012cm"><text:p/></draw:line><draw:line draw:style-name="gr29" draw:text-style-name="P140" svg:x1="-0.001cm" svg:y1="5.013cm" svg:x2="8.999cm" svg:y2="5.013cm"><text:p/></draw:line></draw:g><draw:custom-shape text:anchor-type="paragraph" draw:z-index="23" draw:name="Forme1" draw:style-name="gr26" draw:text-style-name="P139" svg:width="4.5cm" svg:height="3.373cm" svg:x="1.499cm" svg:y="0.512cm"><text:p/><draw:enhanced-geometry svg:viewBox="0 0 21600 21600" draw:type="rectangle" draw:enhanced-path="M 0 0 L 21600 0 21600 21600 0 21600 0 0 Z N"/></draw:custom-shape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draw:frame text:anchor-type="char" draw:z-index="24" draw:name="Shape10" draw:style-name="gr25" draw:text-style-name="P138" svg:width="1.8cm" svg:height="0.671cm" draw:transform="rotate (1.5697491292437) translate (0.92075cm 1.97555555555556cm)"><draw:text-box><text:p text:style-name="P137"><text:span text:style-name="T198">4</text:span><text:span text:style-name="T198">,</text:span><text:span text:style-name="T198">5</text:span><text:span text:style-name="T198"> </text:span><text:span text:style-name="T198">c</text:span><text:span text:style-name="T198">m</text:span></text:p></draw:text-box></draw:frame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draw:frame text:anchor-type="paragraph" draw:z-index="25" draw:name="Shape12" draw:style-name="gr24" draw:text-style-name="P138" svg:width="1.601cm" svg:height="0.671cm" svg:x="2.933cm" svg:y="0.109cm"><draw:text-box><text:p text:style-name="P137"><text:span text:style-name="T198">6</text:span><text:span text:style-name="T198"> </text:span><text:span text:style-name="T198">c</text:span><text:span text:style-name="T198">m</text:span></text:p></draw:text-box></draw:frame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>1 carreau représente 1 cm</text:span><text:span text:style-name="_5f_Caractères">.</text:span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70911212238054" text:continue-numbering="true" text:style-name="_5f_Numérotation_20_des_20_exercices">
        <text:list-item>
          <text:h text:style-name="P119" text:outline-level="1"><text:soft-page-break/><text:span text:style-name="_5f_Caractères">Pour fabriquer du chocolat noir, il faut mélanger de la pâte de cacao et du sucre. <text:line-break/>Dans une pâtisserie, on a relevé les masses de pâte de cacao et de sucre utilisées les cinq derniers mois dans le graphique ci‑dessous.</text:span></text:h>
        </text:list-item>
      </text:list>
      <text:h text:style-name="_5f_Paragraphe" text:outline-level="1"><draw:frame draw:style-name="fr8" draw:name="Objet1" text:anchor-type="char" svg:x="-0.139cm" svg:y="0.102cm" svg:width="8.722cm" svg:height="6.209cm" draw:z-index="20"><draw:object xlink:href="./Object 1" xlink:type="simple" xlink:show="embed" xlink:actuate="onLoad"/><draw:image xlink:href="./ObjectReplacements/Object 1" xlink:type="simple" xlink:show="embed" xlink:actuate="onLoad"/><svg:desc>diagramme</svg:desc></draw:frame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70911443197579" text:continue-numbering="true" text:style-name="_5f_Numérotation_20_des_20_exercices">
        <text:list-item>
          <text:list>
            <text:list-item>
              <text:p text:style-name="P113"><text:span text:style-name="_5f_Caractères">À l'aide des données du graphique, complète le tableau comme celui proposé ci‑dessous.</text:span>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103856240">
          <table:table-cell table:style-name="Tabla3.A1" office:value-type="string">
            <text:h text:style-name="_5f_Tableau_5f_Centré_5f_Gras" text:outline-level="1"><text:span text:style-name="_5f_Caractères">Masse de sucre (en kg)</text:span></text:h>
          </table:table-cell>
          <table:table-cell table:style-name="Tabla3.B1" office:value-type="float" office:value="128">
            <text:h text:style-name="_5f_Tableau_5f_Centré_5f_Gras" text:outline-level="1"><text:span text:style-name="_5f_Caractères_5f_correction"><text:span text:style-name="T183">128</text:span></text:span></text:h>
          </table:table-cell>
          <table:table-cell table:style-name="Tabla3.B1" office:value-type="float" office:value="144">
            <text:h text:style-name="_5f_Tableau_5f_Centré_5f_Gras" text:outline-level="1"><text:span text:style-name="_5f_Caractères_5f_correction"><text:span text:style-name="T183">144</text:span></text:span></text:h>
          </table:table-cell>
          <table:table-cell table:style-name="Tabla3.B1" office:value-type="float" office:value="116">
            <text:h text:style-name="_5f_Tableau_5f_Centré_5f_Gras" text:outline-level="1"><text:span text:style-name="_5f_Caractères_5f_correction"><text:span text:style-name="T183">116</text:span></text:span></text:h>
          </table:table-cell>
          <table:table-cell table:style-name="Tabla3.E1" office:value-type="float" office:value="138">
            <text:h text:style-name="_5f_Tableau_5f_Centré_5f_Gras" text:outline-level="1"><text:span text:style-name="_5f_Caractères_5f_correction"><text:span text:style-name="T183">138</text:span></text:span></text:h>
          </table:table-cell>
        </table:table-row>
        <table:table-row table:style-name="TableLine105554128">
          <table:table-cell table:style-name="Tabla3.A2" office:value-type="string">
            <text:h text:style-name="_5f_Tableau_5f_Centré_5f_Gras" text:outline-level="1"><text:span text:style-name="_5f_Caractères">Masse de pâte de cacao (en kg)</text:span></text:h>
          </table:table-cell>
          <table:table-cell table:style-name="Tabla3.B2" office:value-type="float" office:value="384">
            <text:h text:style-name="_5f_Tableau_5f_Centré" text:outline-level="1"><text:span text:style-name="_5f_Caractères_5f_correction">384</text:span></text:h>
          </table:table-cell>
          <table:table-cell table:style-name="Tabla3.B2" office:value-type="float" office:value="432">
            <text:h text:style-name="_5f_Tableau_5f_Centré" text:outline-level="1"><text:span text:style-name="_5f_Caractères_5f_correction">432</text:span></text:h>
          </table:table-cell>
          <table:table-cell table:style-name="Tabla3.B2" office:value-type="float" office:value="348">
            <text:h text:style-name="_5f_Tableau_5f_Centré" text:outline-level="1"><text:span text:style-name="_5f_Caractères_5f_correction">348</text:span></text:h>
          </table:table-cell>
          <table:table-cell table:style-name="Tabla3.E2" office:value-type="float" office:value="414">
            <text:h text:style-name="_5f_Tableau_5f_Centré" text:outline-level="1"><text:span text:style-name="_5f_Caractères_5f_correction">414</text:span></text:h>
          </table:table-cell>
        </table:table-row>
      </table:table>
      <text:list xml:id="list170911253129566" text:continue-numbering="true" text:style-name="_5f_Numérotation_20_des_20_exercices">
        <text:list-item>
          <text:list>
            <text:list-item>
              <text:p text:style-name="P113"><text:span text:style-name="_5f_Caractères">D'après ce tableau, peut‑on dire que la masse de sucre est proportionnelle à celle de la pâte de cacao ? Justifie ta réponse.</text:span></text:p>
            </text:list-item>
          </text:list>
        </text:list-item>
      </text:list>
      <text:h text:style-name="_5f_Paragraphe" text:outline-level="1"><text:span text:style-name="_5f_Caractères_5f_correction">On passe de la masse de sucre à la masse de pâte de cacao en la multipliant par 3 dans toutes les colonnes :</text:span></text:h>
      <text:h text:style-name="_5f_Paragraphe" text:outline-level="1"><text:span text:style-name="_5f_Caractères_5f_correction"><draw:frame draw:style-name="fr7" draw:name="Objet140" text:anchor-type="as-char" svg:y="-0.534cm" svg:width="4.911cm" svg:height="0.87cm" draw:z-index="37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h>
      <text:h text:style-name="_5f_Paragraphe" text:outline-level="1"><text:span text:style-name="_5f_Caractères_5f_correction">Les deux grandeurs sont donc proportionnelles et 3 est le coefficient de proportionnalité</text:span><text:span text:style-name="_5f_Caractères">.</text:span></text:h>
      <text:list xml:id="list170911250957658" text:continue-numbering="true" text:style-name="_5f_Numérotation_20_des_20_exercices">
        <text:list-item>
          <text:h text:style-name="P119" text:outline-level="1"><text:span text:style-name="_5f_Caractères">Jus d’orange</text:span></text:h>
        </text:list-item>
      </text:list>
      <text:h text:style-name="_5f_Paragraphe" text:outline-level="1"><text:span text:style-name="_5f_Caractères">Voici les prix de deux bouteilles de jus d'orange de marques différentes :</text:span></text:h>
      <text:h text:style-name="_5f_Paragraphe" text:outline-level="1"><text:span text:style-name="_5f_Caractères">Marque A : 2,04 € la bouteille de 1,5 L ;</text:span></text:h>
      <text:h text:style-name="_5f_Paragraphe" text:outline-level="1"><text:span text:style-name="_5f_Caractères">Marque B : 2,69 € la bouteille de 2 L.</text:span></text:h>
      <text:h text:style-name="_5f_Paragraphe" text:outline-level="1"><text:span text:style-name="_5f_Caractères">Quelle est la marque la plus chère au litre ?<text:line-break/>Justifie.</text:span></text:h>
      <text:h text:style-name="_5f_Paragraphe" text:outline-level="1"><text:span text:style-name="_5f_Caractères_5f_correction">Marque A : 2,04 € ÷ 1,5 L = 1,36 €/L.</text:span></text:h>
      <text:h text:style-name="_5f_Paragraphe" text:outline-level="1"><text:span text:style-name="_5f_Caractères_5f_correction">Le prix d’un </text:span><text:span text:style-name="_5f_Caractères_5f_correction"><text:span text:style-name="T190">l</text:span></text:span><text:span text:style-name="_5f_Caractères_5f_correction">itre de la marque A est 1,36 €.</text:span></text:h>
      <text:h text:style-name="_5f_Paragraphe" text:outline-level="1"><text:span text:style-name="_5f_Caractères_5f_correction">Marque B : 2,69 € ÷ 2 L = 1,345 €/L.</text:span></text:h>
      <text:h text:style-name="_5f_Paragraphe" text:outline-level="1"><text:span text:style-name="_5f_Caractères_5f_correction">Le prix d’un </text:span><text:span text:style-name="_5f_Caractères_5f_correction"><text:span text:style-name="T190">l</text:span></text:span><text:span text:style-name="_5f_Caractères_5f_correction">itre de la marque B est 1,345 €.</text:span></text:h>
      <text:h text:style-name="_5f_Paragraphe" text:outline-level="1"><text:span text:style-name="_5f_Caractères_5f_correction">La marque la plus chère est donc la marque A</text:span><text:span text:style-name="_5f_Caractères">.</text:span></text:h>
      <text:list xml:id="list170912016976077" text:continue-numbering="true" text:style-name="_5f_Numérotation_20_des_20_exercices">
        <text:list-item>
          <text:h text:style-name="P119" text:outline-level="1"><text:span text:style-name="_5f_Caractères">Longueur d'un arc de cercle</text:span></text:h>
        </text:list-item>
      </text:list>
      <text:h text:style-name="_5f_Paragraphe" text:outline-level="1"><draw:g text:anchor-type="paragraph" draw:z-index="11" draw:name="Shape6_0" draw:style-name="gr45"><draw:frame draw:style-name="gr46" draw:text-style-name="P150" svg:width="0.722cm" svg:height="0.623cm" svg:x="2.362cm" svg:y="0.293cm"><draw:text-box><text:p text:style-name="P149"><text:span text:style-name="T202">A</text:span></text:p></draw:text-box></draw:frame><draw:circle draw:style-name="gr47" draw:text-style-name="P151" svg:width="2.879cm" svg:height="2.879cm" svg:x="0.004cm" svg:y="0.201cm" draw:kind="section" draw:start-angle="44.92" draw:end-angle="299.98"><text:p/></draw:circle><draw:line draw:style-name="gr48" draw:text-style-name="P152" svg:x1="1.442cm" svg:y1="0.201cm" svg:x2="1.442cm" svg:y2="3.075cm"><text:p/></draw:line><draw:line draw:style-name="gr49" draw:text-style-name="P152" svg:x1="1.442cm" svg:y1="1.637cm" svg:x2="2.448cm" svg:y2="0.633cm"><text:p/></draw:line><draw:line draw:style-name="gr50" draw:text-style-name="P152" svg:x1="1.442cm" svg:y1="1.639cm" svg:x2="2.165cm" svg:y2="2.879cm"><text:p/></draw:line><draw:circle draw:style-name="gr51" draw:text-style-name="P153" svg:width="2.879cm" svg:height="2.879cm" svg:x="0.004cm" svg:y="0.201cm" draw:kind="arc" draw:start-angle="44.88" draw:end-angle="300.12"><text:p/></draw:circle><draw:frame draw:style-name="gr52" draw:text-style-name="P155" svg:width="1.068cm" svg:height="0.623cm" svg:x="1.251cm" svg:y="2.24cm"><draw:text-box><text:p text:style-name="P154"><text:span text:style-name="T203">3</text:span><text:span text:style-name="T203">0</text:span><text:span text:style-name="T204">°</text:span></text:p></draw:text-box></draw:frame><draw:frame draw:style-name="gr53" draw:text-style-name="P155" svg:width="1.068cm" svg:height="0.623cm" svg:x="1.369cm" svg:y="0.741cm"><draw:text-box><text:p text:style-name="P154"><text:span text:style-name="T204">4</text:span><text:span text:style-name="T204">5</text:span><text:span text:style-name="T204">°</text:span></text:p></draw:text-box></draw:frame><draw:ellipse draw:style-name="gr54" draw:text-style-name="P156" svg:width="2.879cm" svg:height="2.878cm" svg:x="0.005cm" svg:y="0.203cm" draw:kind="arc" draw:start-angle="299.93" draw:end-angle="44.28"><text:p/></draw:ellipse><draw:frame draw:style-name="gr55" draw:text-style-name="P157" svg:width="0.756cm" svg:height="0.623cm" svg:x="0.995cm" svg:y="1.513cm"><draw:text-box><text:p text:style-name="P149"><text:span text:style-name="T202">O</text:span></text:p></draw:text-box></draw:frame><draw:frame draw:style-name="gr56" draw:text-style-name="P150" svg:width="0.724cm" svg:height="0.623cm" svg:x="1.948cm" svg:y="2.808cm"><draw:text-box><text:p text:style-name="P149"><text:span text:style-name="T202">B</text:span></text:p></draw:text-box></draw:frame><draw:ellipse draw:style-name="gr57" draw:text-style-name="P156" svg:width="1.228cm" svg:height="1.2cm" svg:x="0.788cm" svg:y="1.074cm" draw:kind="arc" draw:start-angle="45.14" draw:end-angle="85.37"><text:p/></draw:ellipse><draw:ellipse draw:style-name="gr58" draw:text-style-name="P156" svg:width="1.232cm" svg:height="1.2cm" draw:transform="rotate (-2.3692844595823) translate (2.31598611111111cm 1.72684722222222cm)" draw:kind="arc" draw:start-angle="45.14" draw:end-angle="80.15"><text:p/></draw:ellipse></draw:g><text:span text:style-name="_5f_Caractères_5f_gras"><text:span text:style-name="T183">Une place a la forme d'un disque de rayon 10 m. Elle comporte un jardin qui a la forme d'un demi‑disque et de deux secteurs angulaires comme sur la figure ci‑contre. On souhaite clôturer le jardin par un grillage.</text:span></text:span></text:h>
      <text:list xml:id="list170912190100332" text:continue-numbering="true" text:style-name="_5f_Numérotation_20_des_20_exercices">
        <text:list-item>
          <text:list>
            <text:list-item>
              <text:p text:style-name="P113"><text:span text:style-name="_5f_Caractères">Détermine le périmètre de la place, arrondi au décimètre près. </text:span></text:p>
            </text:list-item>
          </text:list>
        </text:list-item>
      </text:list>
      <text:h text:style-name="_5f_Paragraphe" text:outline-level="1"><text:span text:style-name="_5f_Caractères_5f_correction">Soit P le périmètre de cette place.</text:span></text:h>
      <text:h text:style-name="_5f_Paragraphe" text:outline-level="1"><text:span text:style-name="_5f_Caractères_5f_correction">Le périmètre d'un </text:span><text:span text:style-name="_5f_Caractères_5f_correction"><text:span text:style-name="T190">disque</text:span></text:span><text:span text:style-name="_5f_Caractères_5f_correction"> est donné par la formule : P = 2 × </text:span><text:span text:style-name="_5f_Caractères_5f_correction"><text:span text:style-name="T187">π </text:span></text:span><text:span text:style-name="_5f_Caractères_5f_correction"> × rayon</text:span></text:h>
      <text:h text:style-name="_5f_Paragraphe" text:outline-level="1"><text:span text:style-name="_5f_Caractères_5f_correction">P ≈ 2 × 3,14 × 10</text:span></text:h>
      <text:h text:style-name="_5f_Paragraphe" text:outline-level="1"><text:span text:style-name="_5f_Caractères_5f_correction">P ≈ 62,8 m.</text:span></text:h>
      <text:h text:style-name="_5f_Paragraphe" text:outline-level="1"><text:span text:style-name="_5f_Caractères_5f_correction">Le périmètre de la place est d'environ 62,8 m</text:span><text:span text:style-name="_5f_Caractères">.</text:span></text:h>
      <text:list xml:id="list170911458920918" text:continue-numbering="true" text:style-name="_5f_Numérotation_20_des_20_exercices">
        <text:list-item>
          <text:list>
            <text:list-item>
              <text:p text:style-name="P113"><text:span text:style-name="_5f_Caractères_5f_gras"><text:span text:style-name="T183">Détermine la mesure de l'angle</text:span></text:span><text:span text:style-name="T183"><draw:frame draw:style-name="fr6" draw:name="Objet4" text:anchor-type="as-char" svg:y="-0.482cm" svg:width="1.113cm" svg:height="0.665cm" draw:z-index="379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/text:list-item>
          </text:list>
        </text:list-item>
      </text:list>
      <text:h text:style-name="_5f_Paragraphe" text:outline-level="1"><text:span text:style-name="_5f_Caractères_5f_correction"><draw:frame draw:style-name="fr5" draw:name="Object1" text:anchor-type="as-char" svg:y="-0.482cm" svg:width="0.967cm" svg:height="0.665cm" draw:z-index="38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_5f_correction">= 360° – (180° + 45° + 30°)</text:span></text:h>
      <text:h text:style-name="_5f_Paragraphe" text:outline-level="1"><text:span text:style-name="_5f_Caractères_5f_correction"><draw:frame draw:style-name="fr5" draw:name="Object2" text:anchor-type="as-char" svg:y="-0.482cm" svg:width="0.967cm" svg:height="0.665cm" draw:z-index="38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_5f_correction">= 360° – 255°</text:span></text:h>
      <text:h text:style-name="_5f_Paragraphe" text:outline-level="1"><text:span text:style-name="_5f_Caractères_5f_correction"><draw:frame draw:style-name="fr5" draw:name="Object3" text:anchor-type="as-char" svg:y="-0.482cm" svg:width="0.967cm" svg:height="0.665cm" draw:z-index="38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_5f_correction">= 105°</text:span></text:h>
      <text:list xml:id="list170912019800260" text:continue-numbering="true" text:style-name="_5f_Numérotation_20_des_20_exercices">
        <text:list-item>
          <text:list>
            <text:list-item>
              <text:p text:style-name="P113"><text:span text:style-name="_5f_Caractères_5f_gras"><text:span text:style-name="T183">En sachant que la longueur d'un arc de cercle est proportionnelle à la mesure de l'angle au centre correspondant, recopie et complète un tableau comme celui proposé ci‑dessous afin de calculer la longueur de l'arc de cercle </text:span></text:span><text:span text:style-name="_5f_Caractères"><text:span text:style-name="T183"><draw:g text:anchor-type="as-char" svg:y="-0.37cm" draw:z-index="10" draw:name="Shape7_1" draw:style-name="gr59"><draw:frame draw:style-name="gr60" draw:text-style-name="P158" svg:width="0.488cm" svg:height="0.442cm" svg:x="0cm" svg:y="0.071cm"><draw:text-box><text:p text:style-name="P137"><text:span text:style-name="T205">A</text:span><text:span text:style-name="T205">B</text:span></text:p></draw:text-box></draw:frame><draw:frame draw:style-name="gr61" draw:text-style-name="P159" svg:width="0.195cm" svg:height="0.456cm" draw:transform="rotate (1.58964588271644) translate (0.0123472222222222cm 0.202430555555556cm)"><draw:text-box><text:p text:style-name="P137"><text:span text:style-name="T206">)</text:span></text:p></draw:text-box></draw:frame></draw:g></text:span></text:span><text:span text:style-name="_5f_Caractères_5f_gras"><text:span text:style-name="T183">.</text:span></text:span>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01667696">
          <table:table-cell table:style-name="Tableau2.A1" office:value-type="string">
            <text:h text:style-name="_5f_Tableau_5f_Centré_5f_Gras" text:outline-level="1">Mesure de l'angle au centre (en °)</text:h>
          </table:table-cell>
          <table:table-cell table:style-name="Tableau2.B1" office:value-type="string">
            <text:h text:style-name="P102" text:outline-level="1">360</text:h>
          </table:table-cell>
          <table:table-cell table:style-name="Tableau2.C1" office:value-type="string">
            <text:h text:style-name="_5f_Tableau_5f_Centré_5f_Gras" text:outline-level="1"><text:span text:style-name="_5f_Caractères_5f_correction"><text:span text:style-name="T183">105</text:span></text:span></text:h>
          </table:table-cell>
        </table:table-row>
        <table:table-row table:style-name="TableLine101923408">
          <table:table-cell table:style-name="Tableau2.A2" office:value-type="string">
            <text:h text:style-name="_5f_Tableau_5f_Centré_5f_Gras" text:outline-level="1">Longueur de l'arc (en m)</text:h>
          </table:table-cell>
          <table:table-cell table:style-name="Tableau2.B2" office:value-type="string">
            <text:h text:style-name="_5f_Tableau_5f_Centré" text:outline-level="1"><text:span text:style-name="_5f_Caractères_5f_correction">62,8</text:span></text:h>
          </table:table-cell>
          <table:table-cell table:style-name="Tableau2.C2" office:value-type="string">
            <text:h text:style-name="_5f_Tableau_5f_Centré" text:outline-level="1"><text:span text:style-name="_5f_Caractères_5f_correction">18,3</text:span></text:h>
          </table:table-cell>
        </table:table-row>
      </table:table>
      <text:list xml:id="list170911519914593" text:continue-numbering="true" text:style-name="_5f_Numérotation_20_des_20_exercices">
        <text:list-item>
          <text:list>
            <text:list-item>
              <text:p text:style-name="P113"><text:span text:style-name="_5f_Caractères_5f_gras"><text:span text:style-name="T183">Quelle longueur de grillage faudra‑t‑il prévoir ? (Tu donneras un arrondi au dm près.)</text:span></text:span></text:p>
            </text:list-item>
          </text:list>
        </text:list-item>
      </text:list>
      <text:h text:style-name="_5f_Paragraphe" text:outline-level="1"><text:span text:style-name="_5f_Caractères_5f_correction">62,8 – 18,3 + 10 + 10 = 64,5</text:span></text:h>
      <text:h text:style-name="_5f_Paragraphe" text:outline-level="1"><text:span text:style-name="_5f_Caractères_5f_correction">Il faudra prévoir 64,5 m de longueur de grillage</text:span><text:span text:style-name="_5f_Caractères">.</text:span></text:h>
      <text:list xml:id="list170912513196015" text:continue-numbering="true" text:style-name="_5f_Numérotation_20_des_20_exercices">
        <text:list-item>
          <text:list>
            <text:list-item>
              <text:p text:style-name="P113"><text:span text:style-name="_5f_Caractères_5f_gras"><text:span text:style-name="T183">Le grillage est vendu à 3,45 € le mètre. Combien coûtera l'achat du grillage ? (Tu donneras un arrondi au centime près.)</text:span></text:span></text:p>
            </text:list-item>
          </text:list>
        </text:list-item>
      </text:list>
      <text:h text:style-name="_5f_Paragraphe" text:outline-level="1"><text:span text:style-name="_5f_Caractères_5f_correction">64,5 × 3,45 = 222,525</text:span></text:h>
      <text:p text:style-name="Standard"><text:span text:style-name="_5f_Caractères_5f_correction">L'achat du grillage coûtera environ 225,53 €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4" svg:font-family="'Lucida Sans'" style:font-pitch="variable" style:font-charset="x-symbol"/>
    <style:font-face style:name="OpenSymbol" svg:font-family="OpenSymbol" style:font-pitch="variable" style:font-charset="x-symbol"/>
    <style:font-face style:name="OpenSymbol3" svg:font-family="OpenSymbol" style:font-adornments="Regular" style:font-pitch="variable" style:font-charset="x-symbol"/>
    <style:font-face style:name="SimSun2" svg:font-family="SimSun" style:font-pitch="variable" style:font-charset="x-symbol"/>
    <style:font-face style:name="Lucida Sans3" svg:font-family="'Lucida Sans'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1" svg:font-family="Tahoma" style:font-pitch="variable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2" svg:font-family="'Lucida Sans'" style:font-family-generic="swiss" style:font-pitch="variable"/>
    <style:font-face style:name="Times New Roman3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3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Extrémités_20_de_20_flèche_20_1" draw:display-name="Extrémités de flèche 1" svg:viewBox="0 0 1131 754" svg:d="M566 0l-566 754 114-85 136-68 148-46 161-17 161 13 153 46 140 68 118 89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3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3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Police_20_par_20_défaut" style:display-name="Police par défau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MATH" style:family="text" style:parent-style-name="Police_20_par_20_défaut">
      <style:text-properties style:font-name="Times New Roman" fo:font-family="'Times New Roman'" style:font-family-generic="roman" style:font-pitch="variable" fo:font-size="109%" fo:font-style="italic" officeooo:rsid="000f3f68" fo:background-color="transparent" style:font-size-asian="10.5pt" style:font-style-asian="italic" style:font-style-complex="italic" loext:shadow="none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_27_approfondir" style:display-name="_Numérotation d'approfondir">
      <text:list-level-style-number text:level="1" text:style-name="Character_5f_20_5f_style" style:num-prefix=" " style:num-suffix=" " style:num-format="1" text:start-value="52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4" number:min-decimal-places="0" number:min-integer-digits="0" number:decimal-replacement="" number:grouping="true"/>
    </number:number-style>
    <number:number-style style:name="N108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7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4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75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7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73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71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72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70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9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7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68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4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5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6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6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58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60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59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61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5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6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7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2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3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50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51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43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45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46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44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0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1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37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39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38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3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3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7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22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23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25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26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2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9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0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16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18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17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10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12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11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7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02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03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05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06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0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9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9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9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91" draw:name="Shape3_12" draw:style-name="Mgr5" draw:text-style-name="MP1" svg:x1="10.308cm" svg:y1="0.388cm" svg:x2="20.496cm" svg:y2="0.36cm"><text:p/></draw:line><draw:path text:anchor-type="paragraph" draw:z-index="292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94" draw:name="Shape3_27" draw:style-name="Mgr5" draw:text-style-name="MP1" svg:x1="10.308cm" svg:y1="0.388cm" svg:x2="20.496cm" svg:y2="0.36cm"><text:p/></draw:line><draw:path text:anchor-type="paragraph" draw:z-index="29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93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87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4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5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6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82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83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77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78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75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76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73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74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0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69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6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7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64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65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56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57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53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54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51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52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48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49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50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46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47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43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45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44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0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1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38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39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29"><draw:text-box fo:min-height="0.499cm" fo:min-width="7.096cm"><draw:frame draw:style-name="Mfr2" draw:name="Frame27" text:anchor-type="frame" svg:x="0.45cm" svg:y="0.079cm" svg:width="0.817cm" draw:z-index="31"><draw:text-box fo:min-height="0.355cm"><text:p text:style-name="MP3"><text:page-number text:select-page="current">3</text:page-number></text:p></draw:text-box></draw:frame><text:p text:style-name="MP52"><draw:g text:anchor-type="paragraph" draw:z-index="236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32"><draw:text-box fo:min-height="0.499cm" fo:min-width="3cm"><draw:frame draw:style-name="Mfr2" draw:name="Frame224" text:anchor-type="frame" svg:x="0.45cm" svg:y="0.079cm" svg:width="0.817cm" draw:z-index="33"><draw:text-box fo:min-height="0.355cm"><text:p text:style-name="MP3"><draw:g text:anchor-type="paragraph" draw:z-index="237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33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34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31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32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8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25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26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27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2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3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19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21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20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6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7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8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13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215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14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0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1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08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209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207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204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205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206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201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98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95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96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97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92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3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91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88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9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0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86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87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83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81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82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78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9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0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77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75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76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73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74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0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1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69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67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68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65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66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63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64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61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62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59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60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57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58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55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56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53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54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51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52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49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50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47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48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145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146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43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44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41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42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40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33" draw:name="Shape7_8" draw:style-name="Mgr9" draw:text-style-name="MP1" svg:x1="9.042cm" svg:y1="0.36cm" svg:x2="20.461cm" svg:y2="0.36cm"><text:p/></draw:line><draw:path text:anchor-type="paragraph" draw:z-index="134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35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37" draw:name="Shape7_9" draw:style-name="Mgr9" draw:text-style-name="MP1" svg:x1="9.042cm" svg:y1="0.36cm" svg:x2="20.461cm" svg:y2="0.36cm"><text:p/></draw:line><draw:path text:anchor-type="paragraph" draw:z-index="138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39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36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32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9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0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1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28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5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6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27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2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3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4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21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114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15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116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118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19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120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17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886861448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12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0911007226807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13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0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11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108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09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07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4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5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6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1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2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100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98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99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96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97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88" draw:name="Shape9" draw:style-name="Mgr1" draw:text-style-name="MP1" svg:x1="11.559cm" svg:y1="0.36cm" svg:x2="20.5cm" svg:y2="0.36cm"><text:p/></draw:line><draw:frame text:anchor-type="paragraph" draw:z-index="89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94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95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87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86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84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85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82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83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81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79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80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7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8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75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76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73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74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71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72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9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70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7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8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65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66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3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4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61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62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9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60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57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58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5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6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53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54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1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2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49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50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7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48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45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46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39" draw:name="Shape3_0" draw:style-name="Mgr14" draw:text-style-name="MP1" svg:x1="10.893cm" svg:y1="0.403cm" svg:x2="20.503cm" svg:y2="0.327cm"><text:p/></draw:line><draw:path text:anchor-type="char" draw:z-index="40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43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42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41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44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37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38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6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M. KHARROUBI</meta:initial-creator>
    <meta:creation-date>2021-04-23T23:55:46.468000000</meta:creation-date>
    <meta:editing-duration>PT52M8S</meta:editing-duration>
    <meta:editing-cycles>20</meta:editing-cycles>
    <meta:generator>LibreOffice/7.1.4.2$Linux_X86_64 LibreOffice_project/a529a4fab45b75fefc5b6226684193eb000654f6</meta:generator>
    <dc:description>Fiche 6 - série 1</dc:description>
    <dc:title>Proportionnalité et pourcentages : proportionnalité </dc:title>
    <dc:date>2021-08-26T17:09:07.340955681</dc:date>
    <meta:document-statistic meta:table-count="8" meta:image-count="0" meta:object-count="6" meta:page-count="3" meta:paragraph-count="899" meta:word-count="4070" meta:character-count="24345" meta:non-whitespace-character-count="2079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0" number:min-integer-digits="0" number:decimal-replacement="" number:grouping="true"/>
    </number:number-style>
    <style:style style:name="ch1" style:family="chart">
      <style:graphic-properties draw:stroke="none" draw:stroke-linejoin="none"/>
    </style:style>
    <style:style style:name="ch2" style:family="chart">
      <style:chart-properties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abel-arrangement="side-by-side" chart:link-data-style-to-source="false" chart:axis-position="0" chart:tick-mark-position="at-labels"/>
      <style:graphic-properties svg:stroke-width="0.02cm" svg:stroke-color="#808080"/>
      <style:text-properties fo:font-family="'Bitstream Vera Sans'" style:font-style-name="Roman" fo:font-size="9.10000038146973pt" style:font-family-asian="'MS Gothic'" style:font-size-asian="8.10000038146973pt" style:font-family-complex="Tahoma" style:font-size-complex="8.10000038146973pt"/>
    </style:style>
    <style:style style:name="ch4" style:family="chart">
      <style:chart-properties style:rotation-angle="0"/>
      <style:graphic-properties draw:fill-color="#ffffff"/>
      <style:text-properties fo:font-family="'Bitstream Vera Sans'" style:font-style-name="Roman" fo:font-size="9pt" fo:font-style="italic" style:font-family-asian="'MS Gothic'" style:font-size-asian="8.69999980926514pt" style:font-family-complex="Tahoma" style:font-size-complex="8.69999980926514pt"/>
    </style:style>
    <style:style style:name="ch5" style:family="chart" style:data-style-name="N107">
      <style:chart-properties chart:display-label="true" chart:tick-marks-major-inner="false" chart:tick-marks-major-outer="false" chart:logarithmic="false" chart:minimum="100" chart:interval-major="5" chart:interval-minor-divisor="5" chart:reverse-direction="false" text:line-break="false" loext:try-staggering-first="true" chart:label-arrangement="side-by-side" chart:link-data-style-to-source="false" chart:axis-position="start"/>
      <style:graphic-properties svg:stroke-width="0.02cm" svg:stroke-color="#808080"/>
      <style:text-properties fo:font-family="'Bitstream Vera Sans'" style:font-style-name="Roman" fo:font-size="9.10000038146973pt" style:font-family-asian="'MS Gothic'" style:font-size-asian="8.10000038146973pt" style:font-family-complex="Tahoma" style:font-size-complex="8.10000038146973pt"/>
    </style:style>
    <style:style style:name="ch6" style:family="chart">
      <style:chart-properties style:rotation-angle="90"/>
      <style:graphic-properties draw:fill-color="#ffffff"/>
      <style:text-properties fo:font-family="'Bitstream Vera Sans'" style:font-style-name="Roman" fo:font-size="9pt" fo:font-style="italic" style:font-family-asian="'MS Gothic'" style:font-size-asian="8.69999980926514pt" style:font-family-complex="Tahoma" style:font-size-complex="8.69999980926514pt"/>
    </style:style>
    <style:style style:name="ch7" style:family="chart">
      <style:graphic-properties svg:stroke-width="0.02cm" svg:stroke-color="#808080"/>
    </style:style>
    <style:style style:name="ch8" style:family="chart">
      <style:graphic-properties svg:stroke-width="0.02cm" svg:stroke-color="#b3b3b3"/>
    </style:style>
    <style:style style:name="ch9" style:family="chart" style:data-style-name="N107">
      <style:chart-properties chart:link-data-style-to-source="false"/>
      <style:graphic-properties svg:stroke-width="0.02cm" draw:fill-color="#0075ba"/>
      <style:text-properties fo:font-size="6pt" style:font-family-asian="'MS Gothic'" style:font-size-asian="6pt" style:font-family-complex="Tahoma" style:font-size-complex="6pt"/>
    </style:style>
    <style:style style:name="ch10" style:family="chart">
      <style:graphic-properties draw:stroke="solid" svg:stroke-width="0.02cm" svg:stroke-color="#808080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2cm" svg:height="6.208cm" xlink:href="." xlink:type="simple" chart:class="chart:bar" chart:style-name="ch1">
        <chart:plot-area chart:style-name="ch2" chart:data-source-has-labels="both" svg:x="1.718cm" svg:y="0.058cm" svg:width="6.822cm" svg:height="4.972cm">
          <chart:coordinate-region svg:x="2.482cm" svg:y="0.258cm" svg:width="6.058cm" svg:height="4.274cm"/>
          <chart:axis chart:dimension="x" chart:name="primary-x" chart:style-name="ch3" chartooo:axis-type="text">
            <chart:title svg:x="3.658cm" svg:y="5.101cm" chart:style-name="ch4">
              <text:p>Pâte de cacao (en kg)</text:p>
            </chart:title>
            <chart:categories table:cell-range-address="local-table.$A$2:.$A$6"/>
          </chart:axis>
          <chart:axis chart:dimension="y" chart:name="primary-y" chart:style-name="ch5">
            <chart:title svg:x="1.02cm" svg:y="3.333cm" chart:style-name="ch6">
              <text:p>Sucre (en kg)</text:p>
            </chart:title>
            <chart:grid chart:style-name="ch7" chart:class="major"/>
            <chart:grid chart:style-name="ch8" chart:class="min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84</text:p>
              </table:table-cell>
            </table:table-row>
          </table:table-header-rows>
          <table:table-rows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4.2$Linux_X86_64 LibreOffice_project/a529a4fab45b75fefc5b6226684193eb000654f6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math xmlns="http://www.w3.org/1998/Math/MathML" display="block">
  <semantics>
    <mstyle mathsize="10pt">
      <mrow>
        <mstyle mathvariant="normal">
          <mover accent="true">
            <mi>AOB</mi>
            <mo stretchy="true">^</mo>
          </mover>
        </mstyle>
        <mn>.</mn>
      </mrow>
    </mstyle>
    <annotation encoding="StarMath 5.0">size 10{nitalic widehat{AOB}.}</annotation>
  </semantics>
</math>
</file>

<file path=Object 3/content.xml><?xml version="1.0" encoding="utf-8"?>
<math xmlns="http://www.w3.org/1998/Math/MathML" display="block">
  <semantics>
    <mstyle mathsize="10pt">
      <mrow>
        <mfrac>
          <mstyle mathcolor="black">
            <mn>384</mn>
          </mstyle>
          <mstyle mathcolor="black">
            <mn>128</mn>
          </mstyle>
        </mfrac>
        <mrow>
          <mspace width="0.5em"/>
          <mo stretchy="false">=</mo>
          <mspace width="0.5em"/>
        </mrow>
        <mfrac>
          <mstyle mathcolor="black">
            <mn>432</mn>
          </mstyle>
          <mstyle mathcolor="black">
            <mn>144</mn>
          </mstyle>
        </mfrac>
        <mrow>
          <mspace width="0.5em"/>
          <mo stretchy="false">=</mo>
          <mspace width="0.5em"/>
        </mrow>
        <mfrac>
          <mstyle mathcolor="black">
            <mn>348</mn>
          </mstyle>
          <mstyle mathcolor="black">
            <mn>116</mn>
          </mstyle>
        </mfrac>
        <mrow>
          <mspace width="0.5em"/>
          <mo stretchy="false">=</mo>
          <mspace width="0.5em"/>
        </mrow>
        <mfrac>
          <mstyle mathcolor="black">
            <mn>414</mn>
          </mstyle>
          <mstyle mathcolor="black">
            <mn>138</mn>
          </mstyle>
        </mfrac>
        <mrow>
          <mspace width="0.5em"/>
          <mo stretchy="false">=</mo>
          <mspace width="0.5em"/>
        </mrow>
        <mstyle mathcolor="black">
          <mn>3</mn>
        </mstyle>
      </mrow>
    </mstyle>
    <annotation encoding="StarMath 5.0"> size 10 {color black {384}  over color black {128} `=` color black {432}  over color black {144} `=` color black {348}  over color black {116} `=` color black {414}  over color black {138} `=` color black {3}}</annotation>
  </semantics>
</math>
</file>

<file path=Object 4/content.xml><?xml version="1.0" encoding="utf-8"?>
<math xmlns="http://www.w3.org/1998/Math/MathML" display="block">
  <semantics>
    <mstyle mathsize="10pt">
      <mstyle mathvariant="normal">
        <mover accent="true">
          <mi>AOB</mi>
          <mo stretchy="true">^</mo>
        </mover>
      </mstyle>
    </mstyle>
    <annotation encoding="StarMath 5.0">size 10{nitalic widehat{AOB}}</annotation>
  </semantics>
</math>
</file>

<file path=Object 5/content.xml><?xml version="1.0" encoding="utf-8"?>
<math xmlns="http://www.w3.org/1998/Math/MathML" display="block">
  <semantics>
    <mstyle mathsize="10pt">
      <mstyle mathvariant="normal">
        <mover accent="true">
          <mi>AOB</mi>
          <mo stretchy="true">^</mo>
        </mover>
      </mstyle>
    </mstyle>
    <annotation encoding="StarMath 5.0">size 10{nitalic widehat{AOB}}</annotation>
  </semantics>
</math>
</file>

<file path=Object 6/content.xml><?xml version="1.0" encoding="utf-8"?>
<math xmlns="http://www.w3.org/1998/Math/MathML" display="block">
  <semantics>
    <mstyle mathsize="10pt">
      <mstyle mathvariant="normal">
        <mover accent="true">
          <mi>AOB</mi>
          <mo stretchy="true">^</mo>
        </mover>
      </mstyle>
    </mstyle>
    <annotation encoding="StarMath 5.0">size 10{nitalic widehat{AOB}}</annotation>
  </semantics>
</math>
</file>